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Nimbus Mono L" svg:font-family="'Nimbus Mono L', 'Courier New'" style:font-family-generic="modern" style:font-pitch="fixed"/>
    <style:font-face style:name="DejaVu Sans" svg:font-family="'DejaVu Sans'" style:font-pitch="variable"/>
    <style:font-face style:name="Latin Modern Roman" svg:font-family="'Latin Modern Roman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77cm" fo:min-width="26cm" fo:padding-top="0.023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6.982cm" fo:min-width="25.502cm" fo:padding-top="0.016cm" fo:padding-bottom="0cm" fo:padding-left="0cm" fo:padding-right="0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456cm" fo:min-width="9.084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469cm" fo:min-width="9.097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3.163cm" fo:min-width="25.484cm" fo:padding-top="0.018cm" fo:padding-bottom="0cm" fo:padding-left="0cm" fo:padding-right="0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456cm" fo:min-width="9.084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8cm" fo:min-width="16.283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75cm" fo:min-width="16.2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26.847cm" fo:min-width="23.50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7cm" fo:min-width="16.266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4.161cm" fo:min-width="12.90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1.206cm" fo:min-width="15.339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6.428cm" fo:min-width="23.101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9.716cm" fo:min-width="27.069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6.731cm" fo:min-width="18.299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3.858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5.682cm" fo:min-width="13.17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2.696cm" fo:min-width="12.372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7.923cm" fo:min-width="24.517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5.982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6.731cm" fo:min-width="18.299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3.858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46cm" fo:min-width="12.5cm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9.947cm" fo:min-width="14.298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4.081cm" fo:min-width="11.243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4.549cm" fo:min-width="14.7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3.858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6.427cm" fo:min-width="12.302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4.192cm" fo:min-width="14.237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none" draw:fill="none" fo:min-height="17.75cm"/>
    </style:style>
    <style:style style:name="gr42" style:family="graphic" style:parent-style-name="standard">
      <style:graphic-properties draw:stroke="none" draw:fill="none" fo:min-height="13.445cm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0.382cm" fo:padding-top="0cm" fo:padding-bottom="0cm" fo:padding-left="0cm" fo:padding-right="0cm" fo:wrap-option="wrap" draw:shadow-color="#808080"/>
    </style:style>
    <style:style style:name="gr44" style:family="graphic">
      <style:graphic-properties style:protect="size"/>
    </style:style>
    <style:style style:name="gr45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9.716cm" fo:min-width="22.501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0.982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4.081cm" fo:min-width="11.243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4.549cm" fo:min-width="14.7cm" fo:padding-top="0.125cm" fo:padding-bottom="0.125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3.858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26.129cm" fo:min-width="13.902cm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46cm" fo:min-width="10.701cm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5.682cm" fo:min-width="26.1cm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3.858cm" fo:padding-top="0cm" fo:padding-bottom="0cm" fo:padding-left="0cm" fo:padding-right="0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483cm" fo:min-width="23.858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4.95cm" fo:min-width="26.1cm" fo:padding-top="0.125cm" fo:padding-bottom="0.125cm" fo:padding-left="0.25cm" fo:padding-right="0.25cm" fo:wrap-option="wrap" draw:shadow-color="#808080"/>
    </style:style>
    <style:style style:name="gr56" style:family="graphic" style:parent-style-name="standard">
      <style:graphic-properties draw:stroke="none" draw:fill="none" fo:min-height="4.739cm"/>
    </style:style>
    <style:style style:name="gr57" style:family="graphic" style:parent-style-name="standard">
      <style:graphic-properties draw:stroke="none" draw:fill="none" fo:min-height="14.15cm"/>
    </style:style>
    <style:style style:name="gr58" style:family="graphic" style:parent-style-name="standard">
      <style:graphic-properties draw:stroke="none" draw:fill="none" fo:min-height="16.429cm"/>
    </style:style>
    <style:style style:name="gr59" style:family="graphic" style:parent-style-name="standard">
      <style:graphic-properties draw:stroke="none" draw:fill="none" fo:min-height="15.95cm"/>
    </style:style>
    <style:style style:name="gr60" style:family="graphic" style:parent-style-name="standard">
      <style:graphic-properties draw:stroke="none" draw:fill="none" fo:min-height="3.323cm"/>
    </style:style>
    <style:style style:name="gr61" style:family="graphic" style:parent-style-name="standard">
      <style:graphic-properties draw:stroke="none" draw:fill="none" fo:min-height="5.986cm"/>
    </style:style>
    <style:style style:name="gr62" style:family="graphic" style:parent-style-name="standard">
      <style:graphic-properties draw:stroke="none" draw:fill="none" fo:min-height="2.495cm"/>
    </style:style>
    <style:style style:name="gr63" style:family="graphic" style:parent-style-name="standard">
      <style:graphic-properties draw:stroke="none" draw:fill="none" fo:min-height="8.294cm"/>
    </style:style>
    <style:style style:name="gr64" style:family="graphic" style:parent-style-name="standard">
      <style:graphic-properties draw:stroke="none" draw:fill="none" fo:min-height="13.859cm"/>
    </style:style>
    <style:style style:name="gr65" style:family="graphic" style:parent-style-name="standard">
      <style:graphic-properties draw:stroke="none" draw:fill="none" fo:min-height="8.97cm"/>
    </style:style>
    <style:style style:name="gr66" style:family="graphic" style:parent-style-name="standard">
      <style:graphic-properties draw:stroke="none" draw:fill="none" fo:min-height="5.06cm"/>
    </style:style>
    <style:style style:name="gr67" style:family="graphic" style:parent-style-name="standard">
      <style:graphic-properties draw:stroke="none" draw:fill="none" fo:min-height="9.122cm"/>
    </style:style>
    <style:style style:name="gr68" style:family="graphic" style:parent-style-name="standard">
      <style:graphic-properties draw:stroke="none" draw:fill="none" fo:min-height="14.452cm"/>
    </style:style>
    <style:style style:name="gr69" style:family="graphic" style:parent-style-name="standard">
      <style:graphic-properties draw:stroke="none" draw:fill="none" fo:min-height="9.716cm"/>
    </style:style>
    <style:style style:name="gr70" style:family="graphic" style:parent-style-name="standard">
      <style:graphic-properties draw:stroke="none" draw:fill="none" fo:min-height="13.423cm"/>
    </style:style>
    <style:style style:name="gr71" style:family="graphic" style:parent-style-name="standard">
      <style:graphic-properties draw:stroke="none" draw:fill="none" fo:min-height="14.087cm"/>
    </style:style>
    <style:style style:name="gr72" style:family="graphic" style:parent-style-name="standard">
      <style:graphic-properties draw:stroke="none" draw:fill="none" fo:min-height="3.737cm"/>
    </style:style>
    <style:style style:name="pr1" style:family="presentation" style:parent-style-name="Обычный-notes">
      <style:graphic-properties draw:fill-color="#ffffff" fo:min-height="13.321cm"/>
    </style:style>
    <style:style style:name="pr2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3.067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7.512cm" style:use-optimal-column-width="false"/>
    </style:style>
    <style:style style:name="co2" style:family="table-column">
      <style:table-column-properties style:column-width="4.225cm" style:use-optimal-column-width="false"/>
    </style:style>
    <style:style style:name="co3" style:family="table-column">
      <style:table-column-properties style:column-width="4.71cm" style:use-optimal-column-width="false"/>
    </style:style>
    <style:style style:name="co4" style:family="table-column">
      <style:table-column-properties style:column-width="5.068cm" style:use-optimal-column-width="false"/>
    </style:style>
    <style:style style:name="co5" style:family="table-column">
      <style:table-column-properties style:column-width="5.181cm" style:use-optimal-column-width="false"/>
    </style:style>
    <style:style style:name="ro1" style:family="table-row">
      <style:table-row-properties style:row-height="2.329cm"/>
    </style:style>
    <style:style style:name="ro2" style:family="table-row">
      <style:table-row-properties style:row-height="1.575cm"/>
    </style:style>
    <style:style style:name="ro3" style:family="table-row">
      <style:table-row-properties style:row-height="2.726cm"/>
    </style:style>
    <style:style style:name="ro4" style:family="table-row">
      <style:table-row-properties style:row-height="2.725cm"/>
    </style:style>
    <style:style style:name="ro5" style:family="table-row">
      <style:table-row-properties style:row-height="3.874cm"/>
    </style:style>
    <style:style style:name="ro6" style:family="table-row">
      <style:table-row-properties style:row-height="2.716cm"/>
    </style:style>
    <style:style style:name="ce1" style:family="table-cell">
      <loext:graphic-properties draw:fill="solid" draw:fill-color="#b3b3b3" draw:opacity="100%" draw:textarea-horizontal-align="left" draw:textarea-vertical-align="top" fo:padding-top="0.193cm" fo:padding-bottom="0.13cm" fo:padding-left="0.25cm" fo:padding-right="0.25cm"/>
      <style:paragraph-properties fo:margin-left="0cm" fo:margin-right="0cm" fo:line-height="94%" fo:text-indent="0cm" fo:border="0.03pt solid #ffffff" style:punctuation-wrap="hanging" style:line-break="strict"/>
    </style:style>
    <style:style style:name="ce2" style:family="table-cell">
      <loext:graphic-properties draw:fill="solid" draw:fill-color="#b3b3b3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3" style:family="table-cell">
      <loext:graphic-properties draw:fill="solid" draw:fill-color="#b3b3b3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4" style:family="table-cell">
      <loext:graphic-properties draw:fill="solid" draw:fill-color="#b3b3b3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5" style:family="table-cell">
      <loext:graphic-properties draw:fill="solid" draw:fill-color="#b3b3b3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6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7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8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9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0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1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2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3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4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5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6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7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8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9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0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1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2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3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4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5" style:family="table-cell">
      <loext:graphic-properties draw:fill="solid" draw:fill-color="#e6e6e6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6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7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8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9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30" style:family="table-cell">
      <loext:graphic-properties draw:fill="solid" draw:fill-color="#cccccc" draw:opacity="100%" draw:textarea-horizontal-align="left" draw:textarea-vertical-align="top" fo:padding-top="0.299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P1" style:family="paragraph">
      <style:paragraph-properties fo:margin-left="0cm" fo:margin-right="0cm" fo:line-height="98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8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98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cm" fo:margin-bottom="0.405cm" fo:line-height="98%" fo:text-indent="-0.926cm" style:punctuation-wrap="hanging" style:line-break="strict"/>
    </style:style>
    <style:style style:name="P7" style:family="paragraph">
      <loext:graphic-properties draw:fill="none" draw:fill-color="#ffffff"/>
      <style:paragraph-properties fo:margin-left="0.952cm" fo:margin-right="0cm" fo:margin-top="0cm" fo:margin-bottom="0.405cm" fo:line-height="98%" fo:text-indent="-0.926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text-align="start" fo:text-indent="0cm" style:punctuation-wrap="hanging" style:line-break="strict"/>
    </style:style>
    <style:style style:name="P13" style:family="paragraph">
      <style:paragraph-properties fo:margin-left="0cm" fo:margin-right="0cm" fo:line-height="87%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98%" fo:text-indent="0cm" style:punctuation-wrap="hanging" style:line-break="strict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line-height="98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text-align="start"/>
      <style:text-properties fo:color="#000000" fo:font-size="10pt" style:font-size-asian="10pt" style:font-size-complex="10pt"/>
    </style:style>
    <style:style style:name="P19" style:family="paragraph">
      <loext:graphic-properties draw:fill="none"/>
      <style:paragraph-properties fo:margin-top="0cm" fo:margin-bottom="0cm" fo:text-align="start"/>
      <style:text-properties fo:color="#000000" fo:font-size="10pt" style:font-size-asian="10pt" style:font-size-complex="10pt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2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3" style:family="paragraph">
      <loext:graphic-properties draw:fill="none"/>
    </style:style>
    <style:style style:name="P24" style:family="paragraph">
      <style:text-properties fo:color="#000000"/>
    </style:style>
    <style:style style:name="P25" style:family="paragraph">
      <loext:graphic-properties draw:fill="none"/>
      <style:text-properties fo:color="#000000"/>
    </style:style>
    <style:style style:name="P26" style:family="paragraph">
      <style:paragraph-properties fo:text-align="start"/>
      <style:text-properties fo:color="#000000" style:font-name="Liberation Mono1" fo:font-size="18pt" style:font-name-asian="Liberation Mono1" style:font-size-asian="18pt" style:font-name-complex="Liberation Mono1" style:font-size-complex="18pt"/>
    </style:style>
    <style:style style:name="P27" style:family="paragraph">
      <loext:graphic-properties draw:fill="none"/>
      <style:paragraph-properties fo:text-align="start"/>
      <style:text-properties fo:color="#000000" style:font-name="Liberation Mono1" fo:font-size="18pt" style:font-name-asian="Liberation Mono1" style:font-size-asian="18pt" style:font-name-complex="Liberation Mono1" style:font-size-complex="18pt"/>
    </style:style>
    <style:style style:name="P28" style:family="paragraph">
      <style:paragraph-properties fo:text-align="start"/>
      <style:text-properties style:font-name="Courier" fo:font-size="16pt" style:font-name-asian="Liberation Mono1" style:font-size-asian="16pt" style:font-name-complex="Liberation Mono1" style:font-size-complex="16pt"/>
    </style:style>
    <style:style style:name="P29" style:family="paragraph">
      <style:text-properties style:font-name="Courier" fo:font-size="16pt" style:font-size-asian="16pt" style:font-size-complex="16pt"/>
    </style:style>
    <style:style style:name="P30" style:family="paragraph">
      <loext:graphic-properties draw:fill="none"/>
      <style:paragraph-properties fo:text-align="start"/>
      <style:text-properties style:font-name="Courier" fo:font-size="16pt" style:font-name-asian="Liberation Mono1" style:font-size-asian="16pt" style:font-name-complex="Liberation Mono1" style:font-size-complex="16pt"/>
    </style:style>
    <style:style style:name="P31" style:family="paragraph">
      <style:paragraph-properties fo:text-align="start"/>
      <style:text-properties fo:color="#000000" style:font-name="Liberation Mono1" fo:font-size="10pt" style:font-name-asian="Liberation Mono1" style:font-size-asian="10pt" style:font-name-complex="Liberation Mono1" style:font-size-complex="10pt"/>
    </style:style>
    <style:style style:name="P32" style:family="paragraph">
      <loext:graphic-properties draw:fill="none"/>
      <style:paragraph-properties fo:text-align="start"/>
      <style:text-properties fo:color="#000000"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ffffff" style:font-name="Source Sans Pro Black" fo:font-size="32pt" fo:language="uk" fo:country="UA" fo:font-weight="bold" style:font-size-asian="32pt" style:language-asian="uk" style:country-asian="UA" style:font-weight-asian="bold" style:font-size-complex="32pt" style:language-complex="uk" style:country-complex="UA" style:font-weight-complex="bold"/>
    </style:style>
    <style:style style:name="T2" style:family="text">
      <style:text-properties fo:color="#ffffff" style:font-name="Source Sans Pro Black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" style:family="text">
      <style:text-properties fo:color="#1c1c1c" style:font-name="Source Sans Pro Light" fo:font-size="24pt" fo:language="ru" fo:country="RU" style:font-size-asian="24pt" style:language-asian="ru" style:country-asian="RU" style:font-size-complex="24pt" style:language-complex="ru" style:country-complex="RU"/>
    </style:style>
    <style:style style:name="T4" style:family="text">
      <style:text-properties fo:color="#e74c3c" style:font-name="Source Sans Pro Black" fo:font-size="14pt" fo:language="uk" fo:country="UA" fo:font-weight="bold" style:font-size-asian="14pt" style:language-asian="uk" style:country-asian="UA" style:font-weight-asian="bold" style:font-size-complex="14pt" style:language-complex="uk" style:country-complex="UA" style:font-weight-complex="bold"/>
    </style:style>
    <style:style style:name="T5" style:family="text">
      <style:text-properties fo:color="#1c1c1c" style:font-name="Arial" fo:font-size="26pt" fo:language="uk" fo:country="UA" fo:font-weight="bold" style:font-name-asian="Arial" style:font-size-asian="26pt" style:language-asian="uk" style:country-asian="UA" style:font-weight-asian="bold" style:font-name-complex="Arial" style:font-size-complex="26pt" style:language-complex="uk" style:country-complex="UA" style:font-weight-complex="bold"/>
    </style:style>
    <style:style style:name="T6" style:family="text">
      <style:text-properties fo:color="#0070c0" style:font-name="Arial" fo:font-size="26pt" fo:language="uk" fo:country="UA" style:font-name-asian="Arial" style:font-size-asian="26pt" style:language-asian="uk" style:country-asian="UA" style:font-name-complex="Arial" style:font-size-complex="26pt" style:language-complex="uk" style:country-complex="UA"/>
    </style:style>
    <style:style style:name="T7" style:family="text">
      <style:text-properties fo:color="#0070c0" style:font-name="Arial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8" style:family="text">
      <style:text-properties fo:color="#1c1c1c" style:font-name="Arial" fo:font-size="26pt" fo:language="ru" fo:country="RU" style:font-name-asian="Arial" style:font-size-asian="26pt" style:language-asian="ru" style:country-asian="RU" style:font-name-complex="Arial" style:font-size-complex="26pt" style:language-complex="ru" style:country-complex="RU"/>
    </style:style>
    <style:style style:name="T9" style:family="text">
      <style:text-properties fo:color="#1c1c1c" style:font-name="Arial" fo:font-size="26pt" fo:language="uk" fo:country="UA" style:font-name-asian="Arial" style:font-size-asian="26pt" style:language-asian="uk" style:country-asian="UA" style:font-name-complex="Arial" style:font-size-complex="26pt" style:language-complex="uk" style:country-complex="UA"/>
    </style:style>
    <style:style style:name="T10" style:family="text">
      <style:text-properties fo:color="#1c1c1c" style:font-name="Arial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11" style:family="text">
      <style:text-properties fo:color="#3333ff" fo:language="en" fo:country="US" style:language-asian="en" style:country-asian="US" style:language-complex="en" style:country-complex="US"/>
    </style:style>
    <style:style style:name="T12" style:family="text">
      <style:text-properties fo:color="#000000" fo:language="en" fo:country="US" style:language-asian="en" style:country-asian="US" style:language-complex="en" style:country-complex="US"/>
    </style:style>
    <style:style style:name="T13" style:family="text">
      <style:text-properties fo:color="#000000" fo:language="ru" fo:country="RU" style:language-asian="ru" style:country-asian="RU" style:language-complex="ru" style:country-complex="RU"/>
    </style:style>
    <style:style style:name="T14" style:family="text">
      <style:text-properties fo:color="#0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5" style:family="text">
      <style:text-properties fo:color="#3333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00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00000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8" style:family="text">
      <style:text-properties fo:color="#ffffff" style:font-name="Source Sans Pro Black" fo:font-size="32pt" fo:language="ru" fo:country="RU" fo:font-weight="bold" style:font-size-asian="32pt" style:language-asian="ru" style:country-asian="RU" style:font-weight-asian="bold" style:font-size-complex="32pt" style:language-complex="ru" style:country-complex="RU" style:font-weight-complex="bold"/>
    </style:style>
    <style:style style:name="T19" style:family="text">
      <style:text-properties fo:color="#006600" fo:language="ru" fo:country="RU" style:language-asian="ru" style:country-asian="RU" style:language-complex="ru" style:country-complex="RU"/>
    </style:style>
    <style:style style:name="T20" style:family="text">
      <style:text-properties fo:color="#3333ff" fo:language="ru" fo:country="RU" style:language-asian="ru" style:country-asian="RU" style:language-complex="ru" style:country-complex="RU"/>
    </style:style>
    <style:style style:name="T21" style:family="text">
      <style:text-properties fo:color="#ff0000" fo:language="ru" fo:country="RU" style:language-asian="ru" style:country-asian="RU" style:language-complex="ru" style:country-complex="RU"/>
    </style:style>
    <style:style style:name="T22" style:family="text">
      <style:text-properties fo:color="#ffffff" style:font-name="Source Sans Pro Black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9900" fo:language="ru" fo:country="RU" style:language-asian="ru" style:country-asian="RU" style:language-complex="ru" style:country-complex="RU"/>
    </style:style>
    <style:style style:name="T24" style:family="text">
      <style:text-properties fo:color="#000066" fo:language="ru" fo:country="RU" style:language-asian="ru" style:country-asian="RU" style:language-complex="ru" style:country-complex="RU"/>
    </style:style>
    <style:style style:name="T25" style:family="text">
      <style:text-properties fo:color="#330099" fo:language="ru" fo:country="RU" style:language-asian="ru" style:country-asian="RU" style:language-complex="ru" style:country-complex="RU"/>
    </style:style>
    <style:style style:name="T26" style:family="text">
      <style:text-properties fo:color="#000000" style:font-name="Arial" fo:font-size="24pt" fo:language="ru" fo:country="RU" style:font-name-asian="Noto Sans CJK SC Regular1" style:font-size-asian="24pt" style:language-asian="ru" style:country-asian="RU" style:font-name-complex="Noto Sans CJK SC Regular1" style:font-size-complex="24pt" style:language-complex="ru" style:country-complex="RU"/>
    </style:style>
    <style:style style:name="T27" style:family="text">
      <style:text-properties fo:color="#cc0000" fo:language="ru" fo:country="RU" style:language-asian="ru" style:country-asian="RU" style:language-complex="ru" style:country-complex="RU"/>
    </style:style>
    <style:style style:name="T28" style:family="text">
      <style:text-properties fo:color="#990000" fo:language="ru" fo:country="RU" style:language-asian="ru" style:country-asian="RU" style:language-complex="ru" style:country-complex="RU"/>
    </style:style>
    <style:style style:name="T29" style:family="text">
      <style:text-properties fo:color="#800000" fo:language="ru" fo:country="RU" style:language-asian="ru" style:country-asian="RU" style:language-complex="ru" style:country-complex="RU"/>
    </style:style>
    <style:style style:name="T30" style:family="text">
      <style:text-properties fo:color="#ff9900" fo:font-size="16pt" style:font-size-asian="16pt" style:font-size-complex="16pt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fo:color="#000000"/>
    </style:style>
    <style:style style:name="T33" style:family="text">
      <style:text-properties fo:color="#ff9900" fo:font-size="18pt" style:font-size-asian="18pt" style:font-size-complex="18pt"/>
    </style:style>
    <style:style style:name="T34" style:family="text">
      <style:text-properties fo:color="#ff9900"/>
    </style:style>
    <style:style style:name="T35" style:family="text">
      <style:text-properties fo:color="#000000" fo:language="ru" fo:country="RU" fo:font-weight="bold" style:language-asian="ru" style:country-asian="RU" style:font-weight-asian="bold" style:language-complex="ru" style:country-complex="RU" style:font-weight-complex="bold"/>
    </style:style>
    <style:style style:name="T36" style:family="text">
      <style:text-properties fo:color="#3333ff" fo:language="ru" fo:country="RU" fo:font-weight="bold" style:language-asian="ru" style:country-asian="RU" style:font-weight-asian="bold" style:language-complex="ru" style:country-complex="RU" style:font-weight-complex="bold"/>
    </style:style>
    <style:style style:name="T37" style:family="text">
      <style:text-properties fo:color="#00cc00" fo:language="ru" fo:country="RU" fo:font-weight="bold" style:language-asian="ru" style:country-asian="RU" style:font-weight-asian="bold" style:language-complex="ru" style:country-complex="RU" style:font-weight-complex="bold"/>
    </style:style>
    <style:style style:name="T38" style:family="text">
      <style:text-properties fo:color="#3333ff" style:font-name="Latin Modern Sans" fo:font-size="18pt" fo:language="ru" fo:country="RU" style:font-size-asian="18pt" style:language-asian="ru" style:country-asian="RU" style:font-size-complex="18pt" style:language-complex="ru" style:country-complex="RU"/>
    </style:style>
    <style:style style:name="T39" style:family="text">
      <style:text-properties fo:color="#000000" style:font-name="Latin Modern Sans" fo:font-size="18pt" fo:language="ru" fo:country="RU" style:font-size-asian="18pt" style:language-asian="ru" style:country-asian="RU" style:font-size-complex="18pt" style:language-complex="ru" style:country-complex="RU"/>
    </style:style>
    <style:style style:name="T40" style:family="text">
      <style:text-properties fo:color="#000000" style:font-name="Latin Modern Sans" fo:font-size="18pt" style:font-size-asian="18pt" style:font-size-complex="18pt"/>
    </style:style>
    <style:style style:name="T41" style:family="text">
      <style:text-properties fo:color="#3333ff" style:font-name="Latin Modern Sans" fo:font-size="18pt" style:font-size-asian="18pt" style:font-size-complex="18pt"/>
    </style:style>
    <style:style style:name="T42" style:family="text">
      <style:text-properties fo:color="#3333ff"/>
    </style:style>
    <style:style style:name="T43" style:family="text">
      <style:text-properties fo:color="#3333ff" fo:font-size="18pt" style:font-size-asian="18pt" style:font-size-complex="18pt"/>
    </style:style>
    <style:style style:name="T44" style:family="text">
      <style:text-properties fo:color="#000000" fo:font-size="18pt" style:font-size-asian="18pt" style:font-size-complex="18pt"/>
    </style:style>
    <style:style style:name="T45" style:family="text">
      <style:text-properties fo:color="#000000" style:font-name="Liberation Mono" fo:font-size="18pt" style:font-name-asian="Liberation Mono" style:font-size-asian="18pt" style:font-size-complex="18pt"/>
    </style:style>
    <style:style style:name="T46" style:family="text">
      <style:text-properties fo:color="#3333ff" style:font-name="Courier" fo:font-size="16pt" style:font-size-asian="16pt" style:font-size-complex="16pt"/>
    </style:style>
    <style:style style:name="T47" style:family="text">
      <style:text-properties fo:color="#000000" style:font-name="Courier" fo:font-size="16pt" style:font-size-asian="16pt" style:font-size-complex="16pt"/>
    </style:style>
    <style:style style:name="T48" style:family="text">
      <style:text-properties fo:color="#000000" style:font-name="Latin Modern Roman" fo:font-size="18pt" style:font-size-asian="18pt" style:font-size-complex="18pt"/>
    </style:style>
    <style:style style:name="T49" style:family="text">
      <style:text-properties fo:color="#000000" style:font-name="Latin Modern Roman" fo:font-size="16pt" style:font-size-asian="16pt" style:font-size-complex="16pt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Latin Modern Roman" fo:font-size="16pt" fo:font-style="normal" fo:text-shadow="none" style:text-underline-style="none" fo:font-weight="normal" style:font-name-asian="Liberation Mono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e74c3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use-date-time-name="dtd1">
        <draw:custom-shape draw:style-name="gr1" draw:text-style-name="P2" draw:layer="layout" svg:width="26cm" svg:height="2.5cm" svg:x="1.001cm" svg:y="9.252cm">
          <text:list text:style-name="L1">
            <text:list-header>
              <text:p text:style-name="P1"><text:span text:style-name="T1">Лекція </text:span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2cm" svg:height="6.998cm" svg:x="1.499cm" svg:y="13cm">
          <text:list text:style-name="L2">
            <text:list-header>
              <text:p text:style-name="P1"><text:span text:style-name="T3">Інтерфейси та пакет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9.084cm" svg:height="1.456cm" svg:x="11.884cm" svg:y="28.213cm">
            <text:list text:style-name="L3">
              <text:list-header>
                <text:p text:style-name="P3"><text:span text:style-name="T4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9.089cm" svg:height="1.46cm" svg:x="11.884cm" svg:y="28.213cm">
            <text:list text:style-name="L3">
              <text:list-header>
                <text:p text:style-name="P3"><text:span text:style-name="T4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4" draw:layer="layout" svg:width="9.097cm" svg:height="1.469cm" svg:x="11.884cm" svg:y="28.213cm">
            <text:list text:style-name="L3">
              <text:list-header>
                <text:p text:style-name="P3"><text:span text:style-name="T4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custom-shape draw:style-name="gr6" draw:text-style-name="P5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Обычный" presentation:use-date-time-name="dtd1">
        <draw:custom-shape draw:style-name="gr7" draw:text-style-name="P2" draw:layer="layout" svg:width="25.982cm" svg:height="2.483cm" svg:x="1.001cm" svg:y="1.001cm">
          <text:list text:style-name="L1">
            <text:list-header>
              <text:p text:style-name="P1"><text:span text:style-name="T1">Інкапсуляці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5.484cm" svg:height="13.181cm" svg:x="0.507cm" svg:y="4.745cm">
          <text:list text:style-name="L4">
            <text:list-header>
              <text:p text:style-name="P6"><text:span text:style-name="T5">Рівні доступу:</text:span></text:p>
            </text:list-header>
          </text:list>
          <text:list text:style-name="L5">
            <text:list-header>
              <text:p text:style-name="P6"><text:span text:style-name="T6"/></text:p>
              <text:p text:style-name="P6"><text:span text:style-name="T7">[default]: </text:span><text:span text:style-name="T8">члени та методи доступн</text:span><text:span text:style-name="T9">і</text:span><text:span text:style-name="T8"> в даному пакет</text:span><text:span text:style-name="T9">і</text:span></text:p>
              <text:p text:style-name="P6"><text:span text:style-name="T7">public</text:span><text:span text:style-name="T10"> : </text:span><text:span text:style-name="T8">члени та методи доступн</text:span><text:span text:style-name="T9">і</text:span><text:span text:style-name="T8"> з інших класів та функцій</text:span></text:p>
              <text:p text:style-name="P6"><text:span text:style-name="T7">private</text:span><text:span text:style-name="T9">: </text:span><text:span text:style-name="T8">члени та методи доступн</text:span><text:span text:style-name="T9">і</text:span><text:span text:style-name="T8"> лише в методах даного класу</text:span></text:p>
              <text:p text:style-name="P6"><text:span text:style-name="T7">protected</text:span><text:span text:style-name="T10">: </text:span><text:span text:style-name="T8">члени та методи доступн</text:span><text:span text:style-name="T9">і</text:span><text:span text:style-name="T8"> лише в методах даного класу та в класах-наслідниках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9" draw:text-style-name="P4" draw:layer="layout" svg:width="9.084cm" svg:height="1.456cm" svg:x="11.884cm" svg:y="28.213cm">
            <text:list text:style-name="L3">
              <text:list-header>
                <text:p text:style-name="P3"><text:span text:style-name="T4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4" draw:layer="layout" svg:width="9.089cm" svg:height="1.46cm" svg:x="11.884cm" svg:y="28.213cm">
            <text:list text:style-name="L3">
              <text:list-header>
                <text:p text:style-name="P3"><text:span text:style-name="T4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21cm" svg:height="11.117cm" svg:x="3.078cm" svg:y="2.258cm" draw:page-number="2" presentation:class="page"/>
          <draw:custom-shape draw:style-name="gr11" draw:text-style-name="P5" draw:layer="layout" svg:width="16.783cm" svg:height="13.348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Обычный" presentation:use-date-time-name="dtd1">
        <draw:custom-shape draw:style-name="gr12" draw:text-style-name="P9" draw:layer="layout" svg:width="12.898cm" svg:height="18.181cm" svg:x="0cm" svg:y="4.154cm">
          <text:list text:style-name="L6">
            <text:list-header>
              <text:p text:style-name="P8"><text:span text:style-name="T11">/* file ClassA.java */</text:span></text:p>
              <text:p text:style-name="P8"><text:span text:style-name="T11">public class</text:span><text:span text:style-name="T12"> ClassA {</text:span></text:p>
            </text:list-header>
          </text:list>
          <text:list text:style-name="L7">
            <text:list-header>
              <text:p text:style-name="P8"><text:span text:style-name="T13"/></text:p>
            </text:list-header>
          </text:list>
          <text:list text:style-name="L6">
            <text:list-header>
              <text:p text:style-name="P8"><text:span text:style-name="T11"><text:s/></text:span><text:span text:style-name="T11">int</text:span><text:span text:style-name="T12"> i, j;</text:span></text:p>
              <text:p text:style-name="P8"><text:span text:style-name="T11"><text:s/></text:span><text:span text:style-name="T11">public void</text:span><text:span text:style-name="T12"> setIJ(int i, int j){</text:span></text:p>
              <text:p text:style-name="P8"><text:span text:style-name="T11"><text:s/></text:span><text:span text:style-name="T11">this</text:span><text:span text:style-name="T12">.i=i;</text:span></text:p>
              <text:p text:style-name="P8"><text:span text:style-name="T11"><text:s/></text:span><text:span text:style-name="T11">this</text:span><text:span text:style-name="T12">.j=j;</text:span></text:p>
            </text:list-header>
          </text:list>
          <text:list text:style-name="L7">
            <text:list-header>
              <text:p text:style-name="P8"><text:span text:style-name="T13">}</text:span></text:p>
            </text:list-header>
          </text:list>
          <text:list text:style-name="L6">
            <text:list-header>
              <text:p text:style-name="P8"><text:span text:style-name="T11">void</text:span><text:span text:style-name="T12"> show(){</text:span></text:p>
            </text:list-header>
          </text:list>
          <text:list text:style-name="L7">
            <text:list-header>
              <text:p text:style-name="P8"><text:span text:style-name="T12">System.</text:span><text:span text:style-name="T14">out.println("I="+i+" J="+j);</text:span></text:p>
              <text:p text:style-name="P8"><text:span text:style-name="T13">}</text:span></text:p>
              <text:p text:style-name="P8"><text:span text:style-name="T13">}</text:span></text:p>
            </text:list-header>
          </text:list>
          <text:list text:style-name="L6">
            <text:list-header>
              <text:p text:style-name="P8"><text:span text:style-name="T11">/* file ClassB.java */</text:span></text:p>
              <text:p text:style-name="P8"><text:span text:style-name="T15">public class</text:span><text:span text:style-name="T16"> ClassB </text:span><text:span text:style-name="T15">extends</text:span><text:span text:style-name="T16"> ClassA{</text:span></text:p>
              <text:p text:style-name="P8"><text:span text:style-name="T11">int</text:span><text:span text:style-name="T12"> k;</text:span></text:p>
              <text:p text:style-name="P8"><text:span text:style-name="T11">void</text:span><text:span text:style-name="T12"> showK (){</text:span></text:p>
            </text:list-header>
          </text:list>
          <text:list text:style-name="L7">
            <text:list-header>
              <text:p text:style-name="P8"><text:span text:style-name="T12">System.</text:span><text:span text:style-name="T14">out.println("K="+k);</text:span></text:p>
              <text:p text:style-name="P8"><text:span text:style-name="T13">}</text:span></text:p>
              <text:p text:style-name="P8"><text:span text:style-name="T13"/></text:p>
            </text:list-header>
          </text:list>
          <text:list text:style-name="L6">
            <text:list-header>
              <text:p text:style-name="P8"><text:span text:style-name="T11">int</text:span><text:span text:style-name="T12"> sum(){</text:span></text:p>
              <text:p text:style-name="P8"><text:span text:style-name="T11">return</text:span><text:span text:style-name="T12"> i+j+k;</text:span></text:p>
            </text:list-header>
          </text:list>
          <text:list text:style-name="L7">
            <text:list-header>
              <text:p text:style-name="P8"><text:span text:style-name="T13">}</text:span></text:p>
              <text:p text:style-name="P8"><text:span text:style-name="T13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4.592cm" svg:height="13.705cm" svg:x="13.198cm" svg:y="4.198cm">
          <text:list text:style-name="L6">
            <text:list-header>
              <text:p text:style-name="P8"><text:span text:style-name="T15">/* file </text:span><text:span text:style-name="T16">ClassUseInheritance.java */</text:span></text:p>
              <text:p text:style-name="P8"><text:span text:style-name="T15">public class</text:span><text:span text:style-name="T16"> ClassUseInheritance{</text:span></text:p>
            </text:list-header>
          </text:list>
          <text:list text:style-name="L7">
            <text:list-header>
              <text:p text:style-name="P8"><text:span text:style-name="T13"/></text:p>
            </text:list-header>
          </text:list>
          <text:list text:style-name="L6">
            <text:list-header>
              <text:p text:style-name="P8"><text:span text:style-name="T15">public static void </text:span><text:span text:style-name="T16">main(String[] args){</text:span></text:p>
            </text:list-header>
          </text:list>
          <text:list text:style-name="L7">
            <text:list-header>
              <text:p text:style-name="P8"><text:span text:style-name="T12">ClassA A = </text:span><text:span text:style-name="T15">new</text:span><text:span text:style-name="T16"> ClassA();</text:span></text:p>
              <text:p text:style-name="P8"><text:span text:style-name="T12">ClassB B = </text:span><text:span text:style-name="T15">new</text:span><text:span text:style-name="T16"> ClassB();</text:span></text:p>
              <text:p text:style-name="P8"><text:span text:style-name="T12">A.setIJ(10, 20);</text:span></text:p>
              <text:p text:style-name="P8"><text:span text:style-name="T12">A.show();</text:span></text:p>
              <text:p text:style-name="P8"><text:span text:style-name="T13"/></text:p>
              <text:p text:style-name="P8"><text:span text:style-name="T12">B.setIJ(40, 50);</text:span></text:p>
              <text:p text:style-name="P8"><text:span text:style-name="T12">B.k = 60;</text:span></text:p>
              <text:p text:style-name="P8"><text:span text:style-name="T16">B.show(); B.showK();</text:span></text:p>
              <text:p text:style-name="P8"><text:span text:style-name="T16">System.</text:span><text:span text:style-name="T17">out.println(B.sum());</text:span></text:p>
              <text:p text:style-name="P8"><text:span text:style-name="T13"/></text:p>
              <text:p text:style-name="P8"><text:span text:style-name="T13"/></text:p>
              <text:p text:style-name="P8"><text:span text:style-name="T13">}</text:span></text:p>
              <text:p text:style-name="P8"><text:span text:style-name="T13"/></text:p>
              <text:p text:style-name="P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25.982cm" svg:height="2.483cm" svg:x="1.001cm" svg:y="1.001cm">
          <text:list text:style-name="L1">
            <text:list-header>
              <text:p text:style-name="P1"><text:span text:style-name="T1">Наслідування: </text:span><text:span text:style-name="T2">&lt;</text:span><text:span text:style-name="T18">КласА</text:span><text:span text:style-name="T2">&gt; extends</text:span><text:span text:style-name="T18"> </text:span><text:span text:style-name="T2">&lt;</text:span><text:span text:style-name="T1">КласБ</text:span><text:span text:style-name="T2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6cm" svg:height="11.103cm" svg:x="3.074cm" svg:y="2.258cm" draw:page-number="3" presentation:class="page"/>
          <draw:custom-shape draw:style-name="gr15" draw:text-style-name="P5" draw:layer="layout" svg:width="16.77cm" svg:height="13.335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Обычный" presentation:use-date-time-name="dtd1">
        <draw:custom-shape draw:style-name="gr16" draw:text-style-name="P9" draw:layer="layout" svg:width="24.002cm" svg:height="27.097cm" svg:x="0cm" svg:y="3.903cm">
          <text:list text:style-name="L7">
            <text:list-header>
              <text:p text:style-name="P10"><text:span text:style-name="T19">// Використання абстрактних методів та класів </text:span></text:p>
              <text:p text:style-name="P8"><text:span text:style-name="T20">abstract</text:span><text:span text:style-name="T13"> </text:span><text:span text:style-name="T20">class</text:span><text:span text:style-name="T13"> Figure {</text:span></text:p>
              <text:p text:style-name="P8"><text:span text:style-name="T13"><text:s text:c="2"/></text:span><text:span text:style-name="T20">double</text:span><text:span text:style-name="T13"> dim1;</text:span></text:p>
              <text:p text:style-name="P8"><text:span text:style-name="T13"><text:s text:c="2"/></text:span><text:span text:style-name="T20">double</text:span><text:span text:style-name="T13"> dim2; </text:span></text:p>
              <text:p text:style-name="P8"><text:span text:style-name="T13"/></text:p>
              <text:p text:style-name="P8"><text:span text:style-name="T13"><text:s text:c="2"/></text:span><text:span text:style-name="T13">Figure(</text:span><text:span text:style-name="T20">double</text:span><text:span text:style-name="T13"> a, </text:span><text:span text:style-name="T20">double</text:span><text:span text:style-name="T13"> b) {</text:span></text:p>
              <text:p text:style-name="P8"><text:span text:style-name="T13"><text:s text:c="4"/></text:span><text:span text:style-name="T13">dim1 = a;</text:span></text:p>
              <text:p text:style-name="P8"><text:span text:style-name="T13"><text:s text:c="4"/></text:span><text:span text:style-name="T13">dim2 = b;</text:span></text:p>
              <text:p text:style-name="P8"><text:span text:style-name="T13"><text:s text:c="2"/></text:span><text:span text:style-name="T13">}</text:span></text:p>
              <text:p text:style-name="P8"><text:span text:style-name="T19"><text:s text:c="2"/></text:span><text:span text:style-name="T19">// area — абстрактний метод</text:span></text:p>
              <text:p text:style-name="P8"><text:span text:style-name="T13"><text:s text:c="2"/></text:span><text:span text:style-name="T20">abstract double </text:span><text:span text:style-name="T13">area();</text:span></text:p>
              <text:p text:style-name="P8"><text:span text:style-name="T13">}</text:span></text:p>
              <text:p text:style-name="P8"><text:span text:style-name="T20">class </text:span><text:span text:style-name="T13">Rectangle extends Figure {</text:span></text:p>
              <text:p text:style-name="P8"><text:span text:style-name="T13"><text:s text:c="2"/></text:span><text:span text:style-name="T13">Rectangle(</text:span><text:span text:style-name="T20">double</text:span><text:span text:style-name="T13"> a, </text:span><text:span text:style-name="T20">double</text:span><text:span text:style-name="T13"> b) {</text:span></text:p>
              <text:p text:style-name="P8"><text:span text:style-name="T13"><text:s text:c="4"/></text:span><text:span text:style-name="T20">super</text:span><text:span text:style-name="T13">(a, b);</text:span></text:p>
              <text:p text:style-name="P8"><text:span text:style-name="T13"><text:s text:c="2"/></text:span><text:span text:style-name="T13">}</text:span></text:p>
              <text:p text:style-name="P8"><text:span text:style-name="T19"><text:s text:c="2"/></text:span><text:span text:style-name="T19">// перезавантаження area для прямокутника</text:span></text:p>
            </text:list-header>
            <text:list-item>
              <text:p text:style-name="P8"><text:span text:style-name="T13"><text:s text:c="2"/></text:span><text:span text:style-name="T20">double</text:span><text:span text:style-name="T13"> area() {</text:span></text:p>
              <text:p text:style-name="P8"><text:span text:style-name="T13"><text:s text:c="4"/></text:span><text:span text:style-name="T13">System.out.println("Inside Area for Rectangle.");</text:span></text:p>
              <text:p text:style-name="P8"><text:span text:style-name="T13"><text:s text:c="2"/></text:span><text:span text:style-name="T20"><text:s text:c="2"/></text:span><text:span text:style-name="T20">return </text:span><text:span text:style-name="T13">dim1 * dim2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5.982cm" svg:height="2.483cm" svg:x="-1.324cm" svg:y="1.129cm">
          <text:list text:style-name="L1">
            <text:list-header>
              <text:p text:style-name="P1"><text:span text:style-name="T1">Набстрактні клас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4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Обычный" presentation:use-date-time-name="dtd1">
        <draw:custom-shape draw:style-name="gr19" draw:text-style-name="P9" draw:layer="layout" svg:width="13.402cm" svg:height="14.411cm" svg:x="0.198cm" svg:y="4.189cm">
          <text:list text:style-name="L7">
            <text:list-header>
              <text:p text:style-name="P8"><text:span text:style-name="T20">class</text:span><text:span text:style-name="T13"> Triangle extends Figure {</text:span></text:p>
              <text:p text:style-name="P8"><text:span text:style-name="T13"><text:s text:c="2"/></text:span><text:span text:style-name="T13">Triangle(double a, double b) {</text:span></text:p>
              <text:p text:style-name="P8"><text:span text:style-name="T13"><text:s text:c="4"/></text:span><text:span text:style-name="T20">super</text:span><text:span text:style-name="T13">(a, b);</text:span></text:p>
              <text:p text:style-name="P8"><text:span text:style-name="T13"><text:s text:c="2"/></text:span><text:span text:style-name="T13">}</text:span></text:p>
              <text:p text:style-name="P8"><text:span text:style-name="T13"/></text:p>
              <text:p text:style-name="P8"><text:span text:style-name="T13"><text:s text:c="2"/></text:span><text:span text:style-name="T19">// перезавантаження area для прямокутного трикутника</text:span></text:p>
              <text:p text:style-name="P8"><text:span text:style-name="T13"><text:s text:c="2"/></text:span><text:span text:style-name="T20">double</text:span><text:span text:style-name="T13"> area() {</text:span></text:p>
              <text:p text:style-name="P8"><text:span text:style-name="T13"><text:s text:c="4"/></text:span><text:span text:style-name="T13">System.out.println("Inside Area for Triangle.");</text:span></text:p>
              <text:p text:style-name="P8"><text:span text:style-name="T13"><text:s text:c="4"/></text:span><text:span text:style-name="T13">return dim1 * dim2 / 2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15.839cm" svg:height="11.456cm" svg:x="12.202cm" svg:y="4.401cm">
          <text:list text:style-name="L7">
            <text:list-header>
              <text:p text:style-name="P8"><text:span text:style-name="T20">class</text:span><text:span text:style-name="T13"> AbstractAreas {</text:span></text:p>
              <text:p text:style-name="P8"><text:span text:style-name="T13"><text:s text:c="2"/></text:span><text:span text:style-name="T20">public static void </text:span><text:span text:style-name="T13">main(String args[]) {</text:span></text:p>
              <text:p text:style-name="P8"><text:span text:style-name="T13"><text:s text:c="2"/></text:span><text:span text:style-name="T21">// Figure f = new Figure(10, 10); // заборонено</text:span></text:p>
              <text:p text:style-name="P8"><text:span text:style-name="T13"><text:s text:c="4"/></text:span><text:span text:style-name="T13">Rectangle r = </text:span><text:span text:style-name="T20">new</text:span><text:span text:style-name="T13"> Rectangle(9, 5);</text:span></text:p>
              <text:p text:style-name="P8"><text:span text:style-name="T13"><text:s text:c="4"/></text:span><text:span text:style-name="T13">Triangle t = </text:span><text:span text:style-name="T20">new</text:span><text:span text:style-name="T13"> Triangle(10, 8);</text:span></text:p>
              <text:p text:style-name="P8"><text:span text:style-name="T13"><text:s text:c="4"/></text:span></text:p>
              <text:p text:style-name="P8"><text:span text:style-name="T13"><text:s text:c="4"/></text:span><text:span text:style-name="T13">Figure figref; </text:span><text:span text:style-name="T19">// OK, бо обєкту не створюється</text:span></text:p>
              <text:p text:style-name="P8"><text:span text:style-name="T13"/></text:p>
              <text:p text:style-name="P8"><text:span text:style-name="T13"><text:s text:c="4"/></text:span><text:span text:style-name="T13">figref = r;</text:span></text:p>
              <text:p text:style-name="P8"><text:span text:style-name="T13"><text:s text:c="4"/></text:span><text:span text:style-name="T13">System.out.println("Area is " + figref.area());</text:span></text:p>
              <text:p text:style-name="P8"><text:span text:style-name="T13"><text:s text:c="4"/></text:span></text:p>
              <text:p text:style-name="P8"><text:span text:style-name="T13"><text:s text:c="4"/></text:span><text:span text:style-name="T13">figref = t;</text:span></text:p>
              <text:p text:style-name="P8"><text:span text:style-name="T13"><text:s text:c="4"/></text:span><text:span text:style-name="T13">System.out.println("Area is " + figref.area()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5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Обычный" presentation:use-date-time-name="dtd1">
        <draw:custom-shape draw:style-name="gr21" draw:text-style-name="P9" draw:layer="layout" svg:width="23.601cm" svg:height="16.678cm" svg:x="-0.401cm" svg:y="4.198cm">
          <text:list text:style-name="L7">
            <text:list-header>
              <text:p text:style-name="P8"><text:span text:style-name="T13">Будь-який клас Java відноситься до пакету (package).</text:span></text:p>
              <text:p text:style-name="P8"><text:span text:style-name="T13">Пакет може бути іменованим(named) та безіменованим(unnamed или default package).</text:span></text:p>
              <text:p text:style-name="P8"><text:span text:style-name="T13">Безіменований зветься default </text:span></text:p>
              <text:p text:style-name="P8"><text:span text:style-name="T13">Для створення іменованого використовується слово package на початку файлу:</text:span></text:p>
              <text:p text:style-name="P8"><text:span text:style-name="T13"/></text:p>
              <text:p text:style-name="P8"><text:span text:style-name="T13"><text:s/></text:span><text:span text:style-name="T20">package</text:span><text:span text:style-name="T13"> MyPackage;</text:span></text:p>
              <text:p text:style-name="P8"><text:span text:style-name="T13"/></text:p>
              <text:p text:style-name="P8"><text:span text:style-name="T13"><text:s/></text:span><text:span text:style-name="T20">Package</text:span><text:span text:style-name="T13"> pack1.&lt;pack2&gt;. … . &lt;packn&gt;</text:span></text:p>
              <text:p text:style-name="P8"><text:span text:style-name="T13"><text:s text:c="2"/></text:span></text:p>
              <text:p text:style-name="P8"><text:span text:style-name="T13"><text:s/></text:span><text:span text:style-name="T20">package</text:span><text:span text:style-name="T13"> ua.univ.matfiz.tutor;</text:span></text:p>
              <text:p text:style-name="P8"><text:span text:style-name="T13"/></text:p>
              <text:p text:style-name="P8"><text:span text:style-name="T13">При цьому програмний файл буде розміщений у <text:s/>підкаталог з назвою ua.univ.matfiz.tutor. Імя пакету при зверненні <text:s/>до <text:s/>класу з іншого пакету приєднується до імені класу:</text:span></text:p>
              <text:p text:style-name="P8"><text:span text:style-name="T13"/></text:p>
            </text:list-header>
            <text:list-item>
              <text:p text:style-name="P8"><text:span text:style-name="T13">ua.univ.matfiz.tutor.Student</text:span></text:p>
              <text:p text:style-name="P8"><text:span text:style-name="T13"/></text:p>
            </text:list-item>
          </text:list>
          <text:p text:style-name="P8"><text:span text:style-name="T13">Для використання класу з пакету потрібно вказати його</text:span><text:span text:style-name="T13"> через крапку <text:s/>перед іменем класу </text:span></text:p>
          <text:list text:continue-numbering="true" text:style-name="L7">
            <text:list-header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5.982cm" svg:height="2.483cm" svg:x="-1.324cm" svg:y="1.129cm">
          <text:list text:style-name="L1">
            <text:list-header>
              <text:p text:style-name="P1"><text:span text:style-name="T22">Пакет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6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Обычный" presentation:use-date-time-name="dtd1">
        <draw:custom-shape draw:style-name="gr23" draw:text-style-name="P9" draw:layer="layout" svg:width="27.569cm" svg:height="9.966cm" svg:x="0.031cm" svg:y="4.727cm">
          <text:list text:style-name="L7">
            <text:list-header>
              <text:p text:style-name="P8"><text:span text:style-name="T13">В проектах пакеты часто именуются следующим образом:</text:span></text:p>
              <text:p text:style-name="P11"><text:span text:style-name="T13">•</text:span><text:span text:style-name="T13"><text:tab/></text:span><text:span text:style-name="T13"> </text:span><text:span text:style-name="T13">обратный Интернет-адрес производителя или заказчика программного обеспечения, а именно для www.univ.kiev.ua получится ua.kiev.univ;</text:span></text:p>
              <text:p text:style-name="P11"><text:span text:style-name="T13">•</text:span><text:span text:style-name="T13"><text:tab/></text:span><text:span text:style-name="T13"> </text:span><text:span text:style-name="T13">далее следует имя проекта (обычно сокращенное), например, tutor;</text:span></text:p>
              <text:p text:style-name="P11"><text:span text:style-name="T13">•</text:span><text:span text:style-name="T13"><text:tab/></text:span><text:span text:style-name="T13"> </text:span><text:span text:style-name="T13">затем располагаются пакеты, определяющие собственно приложение.</text:span></text:p>
              <text:p text:style-name="P12"><text:span text:style-name="T13">Общая форма файла, содержащего исходный код Java, может быть следую-</text:span></text:p>
              <text:p text:style-name="P12"><text:span text:style-name="T13">щая:</text:span></text:p>
              <text:p text:style-name="P11"><text:span text:style-name="T13">•</text:span><text:span text:style-name="T13"><text:tab/></text:span><text:span text:style-name="T13"> </text:span><text:span text:style-name="T13">одиночный оператор package (необязателен, но крайне желателен);</text:span></text:p>
              <text:p text:style-name="P11"><text:span text:style-name="T13">•</text:span><text:span text:style-name="T13"><text:tab/></text:span><text:span text:style-name="T13"> </text:span><text:span text:style-name="T13">любое количество операторов import (необязательны);</text:span></text:p>
              <text:p text:style-name="P11"><text:span text:style-name="T13">•</text:span><text:span text:style-name="T13"><text:tab/></text:span><text:span text:style-name="T13"> </text:span><text:span text:style-name="T13">одиночный открытый (public) класс (необязателен);</text:span></text:p>
              <text:p text:style-name="P11"><text:span text:style-name="T13">•</text:span><text:span text:style-name="T13"><text:tab/></text:span><text:span text:style-name="T13"> </text:span><text:span text:style-name="T13">любое количество классов пакета (необязательны и нежелательны).</text:span></text:p>
              <text:p text:style-name="P12"><text:span text:style-name="T13"/></text:p>
              <text:p text:style-name="P12"><text:span text:style-name="T13">Пакети повинні розполагатися в підкаталогах відповідно назва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5.982cm" svg:height="2.483cm" svg:x="-1.324cm" svg:y="1.129cm">
          <text:list text:style-name="L1">
            <text:list-header>
              <text:p text:style-name="P1"><text:span text:style-name="T22">Правила включення пакетів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7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Обычный" presentation:use-date-time-name="dtd1">
        <draw:custom-shape draw:style-name="gr25" draw:text-style-name="P9" draw:layer="layout" svg:width="18.799cm" svg:height="6.981cm" svg:x="2.8cm" svg:y="4.802cm">
          <text:list text:style-name="L7">
            <text:list-header>
              <text:p text:style-name="P8"><text:span text:style-name="T13">Для компіляції та виконання програм Java:</text:span></text:p>
              <text:p text:style-name="P8"><text:span text:style-name="T13">1) дивиться поточний каталог</text:span></text:p>
              <text:p text:style-name="P8"><text:span text:style-name="T13">2) дивиться змінну середовища CLASSPATH</text:span></text:p>
              <text:p text:style-name="P8"><text:span text:style-name="T13">3) дивиться опцію IDE або виклику компілятору -classpath (шлях до пакету не повинен містити саму назву пакету)</text:span></text:p>
              <text:p text:style-name="P8"><text:span text:style-name="T13"/></text:p>
              <text:p text:style-name="P8"><text:span text:style-name="T13"/></text:p>
              <text:p text:style-name="P8"><text:span text:style-name="T1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23.858cm" svg:height="2.483cm" svg:x="0.8cm" svg:y="1.129cm">
          <text:list text:style-name="L1">
            <text:list-header>
              <text:p text:style-name="P1"><text:span text:style-name="T22">Компіляція пакет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8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Обычный" presentation:use-date-time-name="dtd1">
        <draw:custom-shape draw:style-name="gr27" draw:text-style-name="P9" draw:layer="layout" svg:width="13.67cm" svg:height="15.932cm" svg:x="0.128cm" svg:y="4.198cm">
          <text:list text:style-name="L7">
            <text:list-header>
              <text:p text:style-name="P8"><text:span text:style-name="T19">// Простий пакет</text:span></text:p>
              <text:p text:style-name="P8"><text:span text:style-name="T20">package</text:span><text:span text:style-name="T13"> MyPack;</text:span></text:p>
              <text:p text:style-name="P8"><text:span text:style-name="T13"/></text:p>
              <text:p text:style-name="P8"><text:span text:style-name="T20">class</text:span><text:span text:style-name="T13"> Balance {</text:span></text:p>
              <text:p text:style-name="P8"><text:span text:style-name="T13"><text:s text:c="2"/></text:span><text:span text:style-name="T13">String name;</text:span></text:p>
              <text:p text:style-name="P8"><text:span text:style-name="T13"><text:s text:c="2"/></text:span><text:span text:style-name="T20">double</text:span><text:span text:style-name="T13"> bal;</text:span></text:p>
              <text:p text:style-name="P8"><text:span text:style-name="T13"/></text:p>
              <text:p text:style-name="P8"><text:span text:style-name="T13"><text:s text:c="2"/></text:span><text:span text:style-name="T13">Balance(String n, double b) {</text:span></text:p>
              <text:p text:style-name="P8"><text:span text:style-name="T13"><text:s text:c="4"/></text:span><text:span text:style-name="T13">name = n;</text:span></text:p>
              <text:p text:style-name="P8"><text:span text:style-name="T13"><text:s text:c="4"/></text:span><text:span text:style-name="T13">bal = b;</text:span></text:p>
              <text:p text:style-name="P8"><text:span text:style-name="T13"><text:s text:c="2"/></text:span><text:span text:style-name="T13">}</text:span></text:p>
              <text:p text:style-name="P8"><text:span text:style-name="T13"/></text:p>
              <text:p text:style-name="P8"><text:span text:style-name="T13"><text:s text:c="2"/></text:span><text:span text:style-name="T20">void</text:span><text:span text:style-name="T13"> show() {</text:span></text:p>
              <text:p text:style-name="P8"><text:span text:style-name="T13"><text:s text:c="4"/></text:span><text:span text:style-name="T20">if</text:span><text:span text:style-name="T13">(bal&lt;0) </text:span></text:p>
              <text:p text:style-name="P8"><text:span text:style-name="T13"><text:s text:c="6"/></text:span><text:span text:style-name="T13">System.out.print("--&gt;&gt; ");</text:span></text:p>
              <text:p text:style-name="P8"><text:span text:style-name="T13"><text:s text:c="4"/></text:span><text:span text:style-name="T13">System.out.println(name + ": $" + bal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><text:s text:c="2"/></text:span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2.872cm" svg:height="12.946cm" svg:x="13.132cm" svg:y="4.128cm">
          <text:list text:style-name="L7">
            <text:list-header>
              <text:p text:style-name="P8"><text:span text:style-name="T20">class</text:span><text:span text:style-name="T13"> AccountBalance {</text:span></text:p>
              <text:p text:style-name="P8"><text:span text:style-name="T13"><text:s text:c="2"/></text:span><text:span text:style-name="T20">public static void</text:span><text:span text:style-name="T13"> main(String args[]) {</text:span></text:p>
              <text:p text:style-name="P8"><text:span text:style-name="T13"><text:s text:c="4"/></text:span><text:span text:style-name="T13">Balance current[] = </text:span><text:span text:style-name="T20">new</text:span><text:span text:style-name="T13"> Balance[3];</text:span></text:p>
              <text:p text:style-name="P8"><text:span text:style-name="T13"/></text:p>
              <text:p text:style-name="P8"><text:span text:style-name="T13"><text:s text:c="4"/></text:span><text:span text:style-name="T13">current[0] = </text:span><text:span text:style-name="T20">new </text:span><text:span text:style-name="T13">Balance("K. J. Fielding", 123.23);</text:span></text:p>
              <text:p text:style-name="P8"><text:span text:style-name="T13"><text:s text:c="4"/></text:span><text:span text:style-name="T13">current[1] = </text:span><text:span text:style-name="T20">new</text:span><text:span text:style-name="T13"> Balance("Will Tell", 157.02);</text:span></text:p>
              <text:p text:style-name="P8"><text:span text:style-name="T13"><text:s text:c="4"/></text:span><text:span text:style-name="T13">current[2] = </text:span><text:span text:style-name="T20">new </text:span><text:span text:style-name="T13">Balance("Tom Jackson", -12.33);</text:span></text:p>
              <text:p text:style-name="P8"><text:span text:style-name="T13"/></text:p>
              <text:p text:style-name="P8"><text:span text:style-name="T13"><text:s text:c="4"/></text:span><text:span text:style-name="T20">for</text:span><text:span text:style-name="T13">(</text:span><text:span text:style-name="T20">int</text:span><text:span text:style-name="T13"> i=0; i&lt;3; i++) current[i].show(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25.982cm" svg:height="2.483cm" svg:x="-1.324cm" svg:y="1.129cm">
          <text:list text:style-name="L1">
            <text:list-header>
              <text:p text:style-name="P1"><text:span text:style-name="T1">Нприклад пакет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9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Обычный" presentation:use-date-time-name="dtd1">
        <draw:custom-shape draw:style-name="gr30" draw:text-style-name="P9" draw:layer="layout" svg:width="25.017cm" svg:height="18.173cm" svg:x="-0.018cm" svg:y="3.801cm">
          <text:list text:style-name="L7">
            <text:list-item>
              <text:p text:style-name="P8"><text:span text:style-name="T23">&gt;&gt;&gt;javac AccountBalance.java</text:span><text:span text:style-name="T13"> <text:s/>→ <text:s/>AccountBalance.class</text:span></text:p>
              <text:p text:style-name="P8"><text:span text:style-name="T23"/></text:p>
              <text:p text:style-name="P8"><text:span text:style-name="T23">&gt;&gt;&gt;java AccountBalance</text:span><text:span text:style-name="T13"> </text:span></text:p>
              <text:p text:style-name="P8"><text:span text:style-name="T13">Error: Could not find or load main class AccountBalance</text:span></text:p>
              <text:p text:style-name="P8"><text:span text:style-name="T13"/></text:p>
              <text:p text:style-name="P8"><text:span text:style-name="T23"><text:s/></text:span><text:span text:style-name="T23">&gt;&gt;&gt;java MyPack.AccountBalance</text:span></text:p>
              <text:p text:style-name="P8"><text:span text:style-name="T24">Error: Could not find or load main class MyPack.AccountBalance</text:span></text:p>
              <text:p text:style-name="P8"><text:span text:style-name="T13"/></text:p>
            </text:list-item>
          </text:list>
          <text:p text:style-name="P8"><text:span text:style-name="T23">&gt;&gt;&gt; cd ../ <text:s text:c="2"/># Підіймаємося над MyPack/</text:span><text:span text:style-name="T23"> </text:span></text:p>
          <text:list text:continue-numbering="true" text:style-name="L7">
            <text:list-item>
              <text:p text:style-name="P8"><text:span text:style-name="T23">&gt;&gt;&gt;javac MyPack/AccountBalance.java </text:span></text:p>
              <text:p text:style-name="P8"><text:span text:style-name="T23">&gt;&gt;&gt;ll MyPack/ </text:span><text:span text:style-name="T13"><text:s/></text:span></text:p>
              <text:p text:style-name="P8"><text:span text:style-name="T13">-rw-rw-r-- 1 <text:s/>577 Сен 28 13:25 AccountBalance.class</text:span></text:p>
              <text:p text:style-name="P8"><text:span text:style-name="T13">-rw-rw-r-- 1 <text:s/>589 Сен 28 13:24 AccountBalance.java</text:span></text:p>
              <text:p text:style-name="P8"><text:span text:style-name="T13">-rw-rw-r-- 1 <text:s/>813 Сен 28 13:25 Balance.class</text:span></text:p>
              <text:p text:style-name="P8"><text:span text:style-name="T23">&gt;&gt;&gt;java MyPack.AccountBalance </text:span></text:p>
              <text:p text:style-name="P8"><text:span text:style-name="T23">&gt;&gt;&gt;java -classpath ../ MyPack.AccountBalance </text:span></text:p>
              <text:p text:style-name="P8"><text:span text:style-name="T25"/></text:p>
              <text:p text:style-name="P8"><text:span text:style-name="T25">K. J. Fielding: $123.23</text:span></text:p>
              <text:p text:style-name="P8"><text:span text:style-name="T25">Will Tell: $157.02</text:span></text:p>
              <text:p text:style-name="P8"><text:span text:style-name="T25">--&gt;&gt; Tom Jackson: $-12.33</text:span></text:p>
              <text:p text:style-name="P8"><text:span text:style-name="T13"/></text:p>
              <text:p text:style-name="P8"><text:span text:style-name="T13"/></text:p>
              <text:p text:style-name="P8"><text:span text:style-name="T13"/></text:p>
              <text:p text:style-name="P8"><text:span text:style-name="T13"/></text:p>
              <text:p text:style-name="P8"><text:span text:style-name="T13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25.982cm" svg:height="2.483cm" svg:x="-1.324cm" svg:y="1.129cm">
          <text:list text:style-name="L1">
            <text:list-header>
              <text:p text:style-name="P1"><text:span text:style-name="T22">Компіляція з командного рядк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0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Обычный" presentation:use-date-time-name="dtd1">
        <draw:frame draw:layer="layout" svg:width="26.695cm" svg:height="16.535cm" svg:x="0.304cm" svg:y="4.0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/>
              <table:table-cell table:style-name="ce2">
                <text:list text:style-name="L9">
                  <text:list-header>
                    <text:p text:style-name="P13"><text:span text:style-name="T26">&lt;default&gt;</text:span></text:p>
                  </text:list-header>
                </text:list>
              </table:table-cell>
              <table:table-cell table:style-name="ce3">
                <text:p text:style-name="P13"><text:span text:style-name="T26">public</text:span></text:p>
              </table:table-cell>
              <table:table-cell table:style-name="ce4">
                <text:list text:continue-numbering="true" text:style-name="L9">
                  <text:list-header>
                    <text:p text:style-name="P13"><text:span text:style-name="T26">protected</text:span></text:p>
                  </text:list-header>
                </text:list>
              </table:table-cell>
              <table:table-cell table:style-name="ce5">
                <text:list text:continue-numbering="true" text:style-name="L9">
                  <text:list-header>
                    <text:p text:style-name="P13"><text:span text:style-name="T26">private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9">
                  <text:list-header>
                    <text:p text:style-name="P13"><text:span text:style-name="T26">Той самий клас</text:span></text:p>
                  </text:list-header>
                </text:list>
              </table:table-cell>
              <table:table-cell table:style-name="ce7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8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9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10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9">
                  <text:list-header>
                    <text:p text:style-name="P13"><text:span text:style-name="T26">Підклас класу з цього пакету</text:span></text:p>
                  </text:list-header>
                </text:list>
              </table:table-cell>
              <table:table-cell table:style-name="ce12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13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14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15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</table:table-row>
            <table:table-row table:style-name="ro4">
              <table:table-cell table:style-name="ce16">
                <text:list text:continue-numbering="true" text:style-name="L9">
                  <text:list-header>
                    <text:p text:style-name="P13"><text:span text:style-name="T26">Клас цього пакету(не підклас)</text:span></text:p>
                  </text:list-header>
                </text:list>
              </table:table-cell>
              <table:table-cell table:style-name="ce17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18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19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  <table:table-cell table:style-name="ce20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</table:table-row>
            <table:table-row table:style-name="ro5">
              <table:table-cell table:style-name="ce21">
                <text:list text:continue-numbering="true" text:style-name="L9">
                  <text:list-header>
                    <text:p text:style-name="P13"><text:span text:style-name="T26">Підклас цього класу <text:s/>з іншого пакету</text:span></text:p>
                  </text:list-header>
                </text:list>
              </table:table-cell>
              <table:table-cell table:style-name="ce22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  <table:table-cell table:style-name="ce23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24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25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</table:table-row>
            <table:table-row table:style-name="ro6">
              <table:table-cell table:style-name="ce26">
                <text:list text:continue-numbering="true" text:style-name="L9">
                  <text:list-header>
                    <text:p text:style-name="P13"><text:span text:style-name="T26">Клас з іншого пакету (не підклас)</text:span></text:p>
                  </text:list-header>
                </text:list>
              </table:table-cell>
              <table:table-cell table:style-name="ce27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  <table:table-cell table:style-name="ce28">
                <text:list text:continue-numbering="true" text:style-name="L9">
                  <text:list-header>
                    <text:p text:style-name="P13"><text:span text:style-name="T26">так</text:span></text:p>
                  </text:list-header>
                </text:list>
              </table:table-cell>
              <table:table-cell table:style-name="ce29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  <table:table-cell table:style-name="ce30">
                <text:list text:continue-numbering="true" text:style-name="L9">
                  <text:list-header>
                    <text:p text:style-name="P13"><text:span text:style-name="T26">ні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4.812cm" svg:height="11.099cm" svg:x="3.074cm" svg:y="2.258cm" draw:page-number="11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Обычный" presentation:use-date-time-name="dtd1">
        <draw:custom-shape draw:style-name="gr32" draw:text-style-name="P15" draw:layer="layout" svg:width="18.799cm" svg:height="6.981cm" svg:x="2.8cm" svg:y="4.802cm">
          <text:list text:style-name="L7">
            <text:list-header>
              <text:p text:style-name="P14"><text:span text:style-name="T13">Для компіляції та виконання програм Java:</text:span></text:p>
              <text:p text:style-name="P14"><text:span text:style-name="T13">1) дивиться поточний каталог</text:span></text:p>
              <text:p text:style-name="P14"><text:span text:style-name="T13">2) дивиться змінну середовища CLASSPATH</text:span></text:p>
              <text:p text:style-name="P14"><text:span text:style-name="T13">3) дивиться опцію IDE або виклику компілятору -classpath (шлях до пакету не повинен містити саму назву пакету)</text:span></text:p>
              <text:p text:style-name="P14"><text:span text:style-name="T13"/></text:p>
              <text:p text:style-name="P14"><text:span text:style-name="T13"/></text:p>
              <text:p text:style-name="P14"><text:span text:style-name="T1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23.858cm" svg:height="2.483cm" svg:x="0.8cm" svg:y="1.129cm">
          <text:list text:style-name="L1">
            <text:list-header>
              <text:p text:style-name="P16"><text:span text:style-name="T22">Компіляція пакет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2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Обычный" presentation:use-date-time-name="dtd1">
        <draw:custom-shape draw:style-name="gr34" draw:text-style-name="P9" draw:layer="layout" svg:width="13cm" svg:height="13.696cm" svg:x="0cm" svg:y="4.732cm">
          <text:list text:style-name="L7">
            <text:list-header>
              <text:p text:style-name="P8"><text:span text:style-name="T20">package</text:span><text:span text:style-name="T13"> p1;</text:span></text:p>
              <text:p text:style-name="P8"><text:span text:style-name="T13"/></text:p>
              <text:p text:style-name="P8"><text:span text:style-name="T20">public class</text:span><text:span text:style-name="T13"> Protection {</text:span></text:p>
              <text:p text:style-name="P8"><text:span text:style-name="T13"><text:s text:c="2"/></text:span><text:span text:style-name="T20">int </text:span><text:span text:style-name="T13">n = 1;</text:span></text:p>
              <text:p text:style-name="P8"><text:span text:style-name="T13"><text:s text:c="2"/></text:span><text:span text:style-name="T20">private int</text:span><text:span text:style-name="T13"> n_pri = 2;</text:span></text:p>
              <text:p text:style-name="P8"><text:span text:style-name="T13"><text:s text:c="2"/></text:span><text:span text:style-name="T20">protected int</text:span><text:span text:style-name="T13"> n_pro = 3;</text:span></text:p>
              <text:p text:style-name="P8"><text:span text:style-name="T13"><text:s/></text:span><text:span text:style-name="T20"><text:s/></text:span><text:span text:style-name="T20">public int</text:span><text:span text:style-name="T13"> n_pub = 4;</text:span></text:p>
              <text:p text:style-name="P8"><text:span text:style-name="T13"/></text:p>
              <text:p text:style-name="P8"><text:span text:style-name="T13"><text:s/></text:span><text:span text:style-name="T20"><text:s/></text:span><text:span text:style-name="T20">public</text:span><text:span text:style-name="T13"> Protection() {</text:span></text:p>
              <text:p text:style-name="P8"><text:span text:style-name="T13"><text:s text:c="4"/></text:span><text:span text:style-name="T13">System.out.println("base constructor");</text:span></text:p>
              <text:p text:style-name="P8"><text:span text:style-name="T13"><text:s text:c="4"/></text:span><text:span text:style-name="T13">System.out.println("n = " + n);</text:span></text:p>
              <text:p text:style-name="P8"><text:span text:style-name="T13"><text:s text:c="4"/></text:span><text:span text:style-name="T13">System.out.println("n_pri = " + n_pri);</text:span></text:p>
              <text:p text:style-name="P8"><text:span text:style-name="T13"><text:s text:c="4"/></text:span><text:span text:style-name="T13">System.out.println("n_pro = " + n_pro);</text:span></text:p>
              <text:p text:style-name="P8"><text:span text:style-name="T13"><text:s text:c="4"/></text:span><text:span text:style-name="T13">System.out.println("n_pub = " + n_pub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4.798cm" svg:height="20.197cm" svg:x="12.6cm" svg:y="4.4cm">
          <text:list text:style-name="L7">
            <text:list-header>
              <text:p text:style-name="P8"><text:span text:style-name="T13"/></text:p>
              <text:p text:style-name="P8"><text:span text:style-name="T20">class</text:span><text:span text:style-name="T13"> Derived extends Protection {</text:span></text:p>
              <text:p text:style-name="P8"><text:span text:style-name="T13"><text:s text:c="2"/></text:span><text:span text:style-name="T13">Derived() {</text:span></text:p>
              <text:p text:style-name="P8"><text:span text:style-name="T13"><text:s text:c="4"/></text:span><text:span text:style-name="T13">System.out.println("derived constructor");</text:span></text:p>
              <text:p text:style-name="P8"><text:span text:style-name="T13"><text:s text:c="4"/></text:span><text:span text:style-name="T13">System.out.println("n = " + n);</text:span></text:p>
              <text:p text:style-name="P8"><text:span text:style-name="T13"/></text:p>
              <text:p text:style-name="P8"><text:span text:style-name="T21">// <text:s/>class only</text:span></text:p>
              <text:p text:style-name="P8"><text:span text:style-name="T21">// <text:s/>System.out.println("n_pri = " + n_pri);</text:span></text:p>
              <text:p text:style-name="P8"><text:span text:style-name="T13"/></text:p>
              <text:p text:style-name="P8"><text:span text:style-name="T13"><text:s text:c="4"/></text:span><text:span text:style-name="T13">System.out.println("n_pro = " + n_pro);</text:span></text:p>
              <text:p text:style-name="P8"><text:span text:style-name="T13"><text:s text:c="4"/></text:span><text:span text:style-name="T13">System.out.println("n_pub = " + n_pub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3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Обычный" presentation:use-date-time-name="dtd1">
        <draw:custom-shape draw:style-name="gr36" draw:text-style-name="P9" draw:layer="layout" svg:width="11.743cm" svg:height="14.331cm" svg:x="0.256cm" svg:y="4cm">
          <text:list text:style-name="L7">
            <text:list-header>
              <text:p text:style-name="P8"><text:span text:style-name="T20">package</text:span><text:span text:style-name="T13"> p1;</text:span></text:p>
            </text:list-header>
            <text:list-item>
              <text:p text:style-name="P8"><text:span text:style-name="T20">class</text:span><text:span text:style-name="T13"> SamePackage {</text:span></text:p>
              <text:p text:style-name="P8"><text:span text:style-name="T13"><text:s text:c="2"/></text:span><text:span text:style-name="T13">SamePackage() {</text:span></text:p>
              <text:p text:style-name="P8"><text:span text:style-name="T13"><text:s text:c="4"/></text:span><text:span text:style-name="T13">Protection p = </text:span><text:span text:style-name="T20">new</text:span><text:span text:style-name="T13"> Protection();</text:span></text:p>
              <text:p text:style-name="P8"><text:span text:style-name="T13"><text:s text:c="4"/></text:span><text:span text:style-name="T13">System.out.println("same package constructor");</text:span></text:p>
              <text:p text:style-name="P8"><text:span text:style-name="T13"><text:s text:c="4"/></text:span><text:span text:style-name="T13">System.out.println("n = " + p.n);</text:span></text:p>
              <text:p text:style-name="P8"><text:span text:style-name="T13"/></text:p>
              <text:p text:style-name="P8"><text:span text:style-name="T27">// <text:s/>class only</text:span></text:p>
              <text:p text:style-name="P8"><text:span text:style-name="T27">// <text:s/>System.out.println("n_pri = " + p.n_pri);</text:span></text:p>
              <text:p text:style-name="P8"><text:span text:style-name="T13"/></text:p>
              <text:p text:style-name="P8"><text:span text:style-name="T13"><text:s text:c="4"/></text:span><text:span text:style-name="T13">System.out.println("n_pro = " + p.n_pro);</text:span></text:p>
              <text:p text:style-name="P8"><text:span text:style-name="T13"><text:s text:c="4"/></text:span><text:span text:style-name="T13">System.out.println("n_pub = " + p.n_pub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5.2cm" svg:height="14.799cm" svg:x="11.8cm" svg:y="3.801cm">
          <text:list text:style-name="L10">
            <text:list-header>
              <text:p text:style-name="P8"><text:span text:style-name="T20">package </text:span><text:span text:style-name="T13">p2;</text:span></text:p>
            </text:list-header>
          </text:list>
          <text:list text:style-name="L7">
            <text:list-header>
              <text:p text:style-name="P8"><text:span text:style-name="T13"/></text:p>
              <text:p text:style-name="P8"><text:span text:style-name="T20">class</text:span><text:span text:style-name="T13"> Protection2 </text:span><text:span text:style-name="T20">extends</text:span><text:span text:style-name="T13"> p1.Protection {</text:span></text:p>
              <text:p text:style-name="P8"><text:span text:style-name="T13"><text:s text:c="2"/></text:span><text:span text:style-name="T13">Protection2() {</text:span></text:p>
              <text:p text:style-name="P8"><text:span text:style-name="T13"><text:s text:c="4"/></text:span><text:span text:style-name="T13">System.out.println("derived other package constructor");</text:span></text:p>
              <text:p text:style-name="P8"><text:span text:style-name="T13"/></text:p>
              <text:p text:style-name="P8"><text:span text:style-name="T28">// <text:s/>class or package only</text:span></text:p>
              <text:p text:style-name="P8"><text:span text:style-name="T28">// <text:s/>System.out.println("n = " + n);</text:span></text:p>
              <text:p text:style-name="P8"><text:span text:style-name="T28"/></text:p>
              <text:p text:style-name="P8"><text:span text:style-name="T28">// <text:s/>class only</text:span></text:p>
              <text:p text:style-name="P8"><text:span text:style-name="T28">// <text:s/>System.out.println("n_pri = " + n_pri);</text:span></text:p>
              <text:p text:style-name="P8"><text:span text:style-name="T13"/></text:p>
              <text:p text:style-name="P8"><text:span text:style-name="T13"><text:s text:c="4"/></text:span><text:span text:style-name="T13">System.out.println("n_pro = " + n_pro);</text:span></text:p>
              <text:p text:style-name="P8"><text:span text:style-name="T13"><text:s text:c="4"/></text:span><text:span text:style-name="T13">System.out.println("n_pub = " + n_pub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" draw:layer="layout" svg:width="23.858cm" svg:height="2.483cm" svg:x="2cm" svg:y="1cm">
          <text:list text:style-name="L1">
            <text:list-header>
              <text:p text:style-name="P1"><text:span text:style-name="T22">Перевірка рівнів доступ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4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Обычный" presentation:use-date-time-name="dtd1">
        <draw:custom-shape draw:style-name="gr39" draw:text-style-name="P9" draw:layer="layout" svg:width="12.802cm" svg:height="16.677cm" svg:x="0.198cm" svg:y="4cm">
          <text:p text:style-name="P8"><text:span text:style-name="T20">package</text:span><text:span text:style-name="T13"> p2;</text:span></text:p>
          <text:list text:style-name="L7">
            <text:list-item>
              <text:p text:style-name="P8"><text:span text:style-name="T20">class</text:span><text:span text:style-name="T13"> OtherPackage {</text:span></text:p>
              <text:p text:style-name="P8"><text:span text:style-name="T13"><text:s text:c="2"/></text:span><text:span text:style-name="T13">OtherPackage() {</text:span></text:p>
              <text:p text:style-name="P8"><text:span text:style-name="T13"><text:s text:c="4"/></text:span><text:span text:style-name="T13">p1.Protection p = </text:span><text:span text:style-name="T20">new</text:span><text:span text:style-name="T13"> p1.Protection();</text:span></text:p>
              <text:p text:style-name="P8"><text:span text:style-name="T13"><text:s text:c="4"/></text:span><text:span text:style-name="T13">System.out.println("other package constructor");</text:span></text:p>
              <text:p text:style-name="P8"><text:span text:style-name="T29">// <text:s/>class or package only</text:span></text:p>
              <text:p text:style-name="P8"><text:span text:style-name="T29">// <text:s/>System.out.println("n = " + p.n);</text:span></text:p>
              <text:p text:style-name="P8"><text:span text:style-name="T29"/></text:p>
              <text:p text:style-name="P8"><text:span text:style-name="T29">// <text:s/>class only</text:span></text:p>
              <text:p text:style-name="P8"><text:span text:style-name="T29">// <text:s/>System.out.println("n_pri = " + p.n_pri);</text:span></text:p>
              <text:p text:style-name="P8"><text:span text:style-name="T29"/></text:p>
              <text:p text:style-name="P8"><text:span text:style-name="T29">// <text:s/>class, subclass or package only</text:span></text:p>
              <text:p text:style-name="P8"><text:span text:style-name="T29">// <text:s/>System.out.println("n_pro = " + p.n_pro);</text:span></text:p>
              <text:p text:style-name="P8"><text:span text:style-name="T29"/></text:p>
              <text:p text:style-name="P8"><text:span text:style-name="T13"><text:s text:c="4"/></text:span><text:span text:style-name="T13">System.out.println("n_pub = " + p.n_pub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4.737cm" svg:height="14.442cm" svg:x="13.26cm" svg:y="4.198cm">
          <text:list text:style-name="L7">
            <text:list-header>
              <text:p text:style-name="P8"><text:span text:style-name="T20">package</text:span><text:span text:style-name="T13"> p1;</text:span></text:p>
              <text:p text:style-name="P8"><text:span text:style-name="T19">// Запускає класи з p1.</text:span></text:p>
              <text:p text:style-name="P8"><text:span text:style-name="T20">public class</text:span><text:span text:style-name="T13"> Demo {</text:span></text:p>
              <text:p text:style-name="P8"><text:span text:style-name="T13"><text:s text:c="2"/></text:span><text:span text:style-name="T20">public static void </text:span><text:span text:style-name="T13">main(String args[]) {</text:span></text:p>
              <text:p text:style-name="P8"><text:span text:style-name="T13"><text:s text:c="4"/></text:span><text:span text:style-name="T13">Protection ob1 = </text:span><text:span text:style-name="T20">new</text:span><text:span text:style-name="T13"> Protection();</text:span></text:p>
              <text:p text:style-name="P8"><text:span text:style-name="T13"><text:s text:c="4"/></text:span><text:span text:style-name="T13">Derived ob2 = </text:span><text:span text:style-name="T20">new</text:span><text:span text:style-name="T13"> Derived();</text:span></text:p>
              <text:p text:style-name="P8"><text:span text:style-name="T13"><text:s text:c="4"/></text:span><text:span text:style-name="T13">SamePackage ob3 = </text:span><text:span text:style-name="T20">new</text:span><text:span text:style-name="T13"> SamePackage(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20">package</text:span><text:span text:style-name="T13"> p2;</text:span></text:p>
              <text:p text:style-name="P8"><text:span text:style-name="T19">// Запускає класи з p2.</text:span></text:p>
              <text:p text:style-name="P8"><text:span text:style-name="T20">public class</text:span><text:span text:style-name="T13"> Demo {</text:span></text:p>
              <text:p text:style-name="P8"><text:span text:style-name="T13"><text:s/></text:span><text:span text:style-name="T20"><text:s/></text:span><text:span text:style-name="T20">public static void</text:span><text:span text:style-name="T13"> main(String args[]) {</text:span></text:p>
              <text:p text:style-name="P8"><text:span text:style-name="T13"><text:s text:c="4"/></text:span><text:span text:style-name="T13">Protection2 ob1 = </text:span><text:span text:style-name="T20">new</text:span><text:span text:style-name="T13"> Protection2();</text:span></text:p>
              <text:p text:style-name="P8"><text:span text:style-name="T13"><text:s text:c="4"/></text:span><text:span text:style-name="T13">OtherPackage ob2 = </text:span><text:span text:style-name="T20">new</text:span><text:span text:style-name="T13"> OtherPackage();іі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5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Обычный" presentation:use-date-time-name="dtd1">
        <draw:frame draw:style-name="gr41" draw:text-style-name="P19" draw:layer="layout" svg:width="13.8cm" svg:height="18cm" svg:x="0.2cm" svg:y="4cm">
          <draw:text-box>
            <text:p text:style-name="P18"><text:span text:style-name="T30">&gt;&gt;&gt; java p2.Demo</text:span><text:span text:style-name="T31"> <text:s/></text:span></text:p>
            <text:p text:style-name="P18"><text:span text:style-name="T31">base constructor</text:span></text:p>
            <text:p text:style-name="P18"><text:span text:style-name="T31">n = 1</text:span></text:p>
            <text:p text:style-name="P18"><text:span text:style-name="T31">n_pri = 2</text:span></text:p>
            <text:p text:style-name="P18"><text:span text:style-name="T31">n_pro = 3</text:span></text:p>
            <text:p text:style-name="P18"><text:span text:style-name="T31">n_pub = 4</text:span></text:p>
            <text:p text:style-name="P18"><text:span text:style-name="T31">base constructor</text:span></text:p>
            <text:p text:style-name="P18"><text:span text:style-name="T31">n = 1</text:span></text:p>
            <text:p text:style-name="P18"><text:span text:style-name="T31">n_pri = 2</text:span></text:p>
            <text:p text:style-name="P18"><text:span text:style-name="T31">n_pro = 3</text:span></text:p>
            <text:p text:style-name="P18"><text:span text:style-name="T31">n_pub = 4</text:span></text:p>
            <text:p text:style-name="P18"><text:span text:style-name="T31">derived constructor</text:span></text:p>
            <text:p text:style-name="P18"><text:span text:style-name="T31">n = 1</text:span></text:p>
            <text:p text:style-name="P18"><text:span text:style-name="T31">n_pro = 3</text:span></text:p>
            <text:p text:style-name="P18"><text:span text:style-name="T31">n_pub = 4</text:span></text:p>
            <text:p text:style-name="P18"><text:span text:style-name="T31">base constructor</text:span></text:p>
            <text:p text:style-name="P18"><text:span text:style-name="T31">n = 1</text:span></text:p>
            <text:p text:style-name="P18"><text:span text:style-name="T31">n_pri = 2</text:span></text:p>
            <text:p text:style-name="P18"><text:span text:style-name="T31">n_pro = 3</text:span></text:p>
            <text:p text:style-name="P18"><text:span text:style-name="T31">n_pub = 4</text:span></text:p>
            <text:p text:style-name="P18"><text:span text:style-name="T31">same package constructor</text:span></text:p>
            <text:p text:style-name="P18"><text:span text:style-name="T31">n = 1</text:span></text:p>
            <text:p text:style-name="P18"><text:span text:style-name="T31">n_pro = 3</text:span></text:p>
            <text:p text:style-name="P18"><text:span text:style-name="T31">n_pub = 4</text:span></text:p>
            <text:p text:style-name="P18"><text:span text:style-name="T32"/></text:p>
          </draw:text-box>
        </draw:frame>
        <draw:frame draw:style-name="gr42" draw:text-style-name="P19" draw:layer="layout" svg:width="13.2cm" svg:height="13.695cm" svg:x="13.8cm" svg:y="4.2cm">
          <draw:text-box>
            <text:p text:style-name="P18"><text:span text:style-name="T33">&gt;&gt;&gt;javac p2/Protection2.java p2/Demo.java </text:span></text:p>
            <text:p><text:span text:style-name="T34">&gt;&gt;&gt; java p2.Demo</text:span><text:span text:style-name="T32"> </text:span></text:p>
            <text:p><text:span text:style-name="T32">base constructor</text:span></text:p>
            <text:p><text:span text:style-name="T32">n = 1</text:span></text:p>
            <text:p><text:span text:style-name="T32">n_pri = 2</text:span></text:p>
            <text:p><text:span text:style-name="T32">n_pro = 3</text:span></text:p>
            <text:p><text:span text:style-name="T32">n_pub = 4</text:span></text:p>
            <text:p><text:span text:style-name="T32">derived other package constructor</text:span></text:p>
            <text:p><text:span text:style-name="T32">n_pro = 3</text:span></text:p>
            <text:p><text:span text:style-name="T32">n_pub = 4</text:span></text:p>
            <text:p><text:span text:style-name="T32">base constructor</text:span></text:p>
            <text:p><text:span text:style-name="T32">n = 1</text:span></text:p>
            <text:p><text:span text:style-name="T32">n_pri = 2</text:span></text:p>
            <text:p><text:span text:style-name="T32">n_pro = 3</text:span></text:p>
            <text:p><text:span text:style-name="T32">n_pub = 4</text:span></text:p>
            <text:p><text:span text:style-name="T32">other package constructor</text:span></text:p>
            <text:p><text:span text:style-name="T32">n_pub = 4</text:span></text:p>
          </draw:text-box>
        </draw:frame>
        <draw:custom-shape draw:style-name="gr43" draw:text-style-name="P2" draw:layer="layout" svg:width="20.382cm" svg:height="2.483cm" svg:x="1.8cm" svg:y="1.709cm">
          <text:list text:style-name="L1">
            <text:list-header>
              <text:p text:style-name="P1"><text:span text:style-name="T22">Результат перевірки рівнів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4" draw:layer="layout" svg:width="14.803cm" svg:height="11.09cm" svg:x="3.073cm" svg:y="2.258cm" draw:page-number="16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Обычный" presentation:use-date-time-name="dtd1">
        <draw:custom-shape draw:style-name="gr45" draw:text-style-name="P9" draw:layer="layout" svg:width="23.001cm" svg:height="9.966cm" svg:x="1.799cm" svg:y="4.599cm">
          <text:list text:style-name="L7">
            <text:list-header>
              <text:p text:style-name="P8"><text:span text:style-name="T20">іmport</text:span><text:span text:style-name="T13"> pack1.&lt;pack2&gt;….&lt;packn&gt;.&lt;імя класу або *&gt;</text:span></text:p>
              <text:p text:style-name="P8"><text:span text:style-name="T13"/></text:p>
              <text:p text:style-name="P8"><text:span text:style-name="T20">import</text:span><text:span text:style-name="T13"> java.util.Date;</text:span></text:p>
            </text:list-header>
            <text:list-item>
              <text:p text:style-name="P8"><text:span text:style-name="T20">import</text:span><text:span text:style-name="T13"> MyPack</text:span></text:p>
            </text:list-item>
            <text:list-item>
              <text:p text:style-name="P8"><text:span text:style-name="T20">import</text:span><text:span text:style-name="T13"> p1.OtherClass</text:span></text:p>
              <text:p text:style-name="P8"><text:span text:style-name="T13"/></text:p>
              <text:p text:style-name="P8"><text:span text:style-name="T13">1)</text:span><text:span text:style-name="T20"> import</text:span><text:span text:style-name="T13"> java.util.*;</text:span></text:p>
              <text:p text:style-name="P8"><text:span text:style-name="T20">class</text:span><text:span text:style-name="T13"> MyDate </text:span><text:span text:style-name="T20">extends</text:span><text:span text:style-name="T13"> Date { ****</text:span></text:p>
              <text:p text:style-name="P8"><text:span text:style-name="T13">}</text:span></text:p>
              <text:p text:style-name="P8"><text:span text:style-name="T13">2)</text:span></text:p>
              <text:p text:style-name="P8"><text:span text:style-name="T20">class</text:span><text:span text:style-name="T13"> MyDate </text:span><text:span text:style-name="T20">extends</text:span><text:span text:style-name="T13"> java.util.Date { ***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13"/></text:p>
              <text:p text:style-name="P8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" draw:layer="layout" svg:width="20.982cm" svg:height="2.483cm" svg:x="1.2cm" svg:y="1.709cm">
          <text:list text:style-name="L1">
            <text:list-header>
              <text:p text:style-name="P1"><text:span text:style-name="T22">Завантаження класів з пакет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7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Обычный" presentation:use-date-time-name="dtd1">
        <draw:custom-shape draw:style-name="gr47" draw:text-style-name="P15" draw:layer="layout" svg:width="11.743cm" svg:height="14.331cm" svg:x="0.256cm" svg:y="4cm">
          <text:list text:style-name="L7">
            <text:list-header>
              <text:p text:style-name="P14"><text:span text:style-name="T20">package</text:span><text:span text:style-name="T13"> p1;</text:span></text:p>
            </text:list-header>
            <text:list-item>
              <text:p text:style-name="P14"><text:span text:style-name="T20">class</text:span><text:span text:style-name="T13"> SamePackage {</text:span></text:p>
              <text:p text:style-name="P14"><text:span text:style-name="T13"><text:s text:c="2"/></text:span><text:span text:style-name="T13">SamePackage() {</text:span></text:p>
              <text:p text:style-name="P14"><text:span text:style-name="T13"><text:s text:c="4"/></text:span><text:span text:style-name="T13">Protection p = </text:span><text:span text:style-name="T20">new</text:span><text:span text:style-name="T13"> Protection();</text:span></text:p>
              <text:p text:style-name="P14"><text:span text:style-name="T13"><text:s text:c="4"/></text:span><text:span text:style-name="T13">System.out.println("same package constructor");</text:span></text:p>
              <text:p text:style-name="P14"><text:span text:style-name="T13"><text:s text:c="4"/></text:span><text:span text:style-name="T13">System.out.println("n = " + p.n);</text:span></text:p>
              <text:p text:style-name="P14"><text:span text:style-name="T13"/></text:p>
              <text:p text:style-name="P14"><text:span text:style-name="T27">// <text:s/>class only</text:span></text:p>
              <text:p text:style-name="P14"><text:span text:style-name="T27">// <text:s/>System.out.println("n_pri = " + p.n_pri);</text:span></text:p>
              <text:p text:style-name="P14"><text:span text:style-name="T13"/></text:p>
              <text:p text:style-name="P14"><text:span text:style-name="T13"><text:s text:c="4"/></text:span><text:span text:style-name="T13">System.out.println("n_pro = " + p.n_pro);</text:span></text:p>
              <text:p text:style-name="P14"><text:span text:style-name="T13"><text:s text:c="4"/></text:span><text:span text:style-name="T13">System.out.println("n_pub = " + p.n_pub);</text:span></text:p>
              <text:p text:style-name="P14"><text:span text:style-name="T13"><text:s text:c="2"/></text:span><text:span text:style-name="T13">}</text:span></text:p>
              <text:p text:style-name="P14"><text:span text:style-name="T13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5" draw:layer="layout" svg:width="15.2cm" svg:height="14.799cm" svg:x="11.8cm" svg:y="3.801cm">
          <text:list text:style-name="L10">
            <text:list-header>
              <text:p text:style-name="P14"><text:span text:style-name="T20">package </text:span><text:span text:style-name="T13">p2;</text:span></text:p>
            </text:list-header>
          </text:list>
          <text:list text:style-name="L7">
            <text:list-header>
              <text:p text:style-name="P14"><text:span text:style-name="T13"/></text:p>
              <text:p text:style-name="P14"><text:span text:style-name="T20">class</text:span><text:span text:style-name="T13"> Protection2 </text:span><text:span text:style-name="T20">extends</text:span><text:span text:style-name="T13"> p1.Protection {</text:span></text:p>
              <text:p text:style-name="P14"><text:span text:style-name="T13"><text:s text:c="2"/></text:span><text:span text:style-name="T13">Protection2() {</text:span></text:p>
              <text:p text:style-name="P14"><text:span text:style-name="T13"><text:s text:c="4"/></text:span><text:span text:style-name="T13">System.out.println("derived other package constructor");</text:span></text:p>
              <text:p text:style-name="P14"><text:span text:style-name="T13"/></text:p>
              <text:p text:style-name="P14"><text:span text:style-name="T28">// <text:s/>class or package only</text:span></text:p>
              <text:p text:style-name="P14"><text:span text:style-name="T28">// <text:s/>System.out.println("n = " + n);</text:span></text:p>
              <text:p text:style-name="P14"><text:span text:style-name="T28"/></text:p>
              <text:p text:style-name="P14"><text:span text:style-name="T28">// <text:s/>class only</text:span></text:p>
              <text:p text:style-name="P14"><text:span text:style-name="T28">// <text:s/>System.out.println("n_pri = " + n_pri);</text:span></text:p>
              <text:p text:style-name="P14"><text:span text:style-name="T13"/></text:p>
              <text:p text:style-name="P14"><text:span text:style-name="T13"><text:s text:c="4"/></text:span><text:span text:style-name="T13">System.out.println("n_pro = " + n_pro);</text:span></text:p>
              <text:p text:style-name="P14"><text:span text:style-name="T13"><text:s text:c="4"/></text:span><text:span text:style-name="T13">System.out.println("n_pub = " + n_pub);</text:span></text:p>
              <text:p text:style-name="P14"><text:span text:style-name="T13"><text:s text:c="2"/></text:span><text:span text:style-name="T13">}</text:span></text:p>
              <text:p text:style-name="P14"><text:span text:style-name="T13">}</text:span></text:p>
              <text:p text:style-name="P14"><text:span text:style-name="T13"/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7" draw:layer="layout" svg:width="23.858cm" svg:height="2.483cm" svg:x="2cm" svg:y="1cm">
          <text:list text:style-name="L1">
            <text:list-header>
              <text:p text:style-name="P16"><text:span text:style-name="T22">Перевірка рівнів доступу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8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Обычный" presentation:use-date-time-name="dtd1">
        <draw:custom-shape draw:style-name="gr50" draw:text-style-name="P9" draw:layer="layout" svg:width="14.402cm" svg:height="26.379cm" svg:x="0cm" svg:y="4cm">
          <text:list text:style-name="L7">
            <text:list-header>
              <text:p text:style-name="P8"><text:span text:style-name="T20">package </text:span><text:span text:style-name="T13">MyPack;</text:span></text:p>
              <text:p text:style-name="P8"><text:span text:style-name="T19">/* Balance class, його конструктор, та show() - public. <text:s/>Тому можемо їх викликати всюду*/</text:span></text:p>
              <text:p text:style-name="P8"><text:span text:style-name="T20">public class</text:span><text:span text:style-name="T13"> Balance {</text:span></text:p>
              <text:p text:style-name="P8"><text:span text:style-name="T13"><text:s text:c="2"/></text:span><text:span text:style-name="T13">String name;</text:span></text:p>
              <text:p text:style-name="P8"><text:span text:style-name="T13"><text:s text:c="2"/></text:span><text:span text:style-name="T13">double bal;</text:span></text:p>
              <text:p text:style-name="P8"><text:span text:style-name="T13"/></text:p>
              <text:p text:style-name="P8"><text:span text:style-name="T13"><text:s text:c="2"/></text:span><text:span text:style-name="T20">public</text:span><text:span text:style-name="T13"> Balance(String n, double b) {</text:span></text:p>
              <text:p text:style-name="P8"><text:span text:style-name="T13"><text:s text:c="4"/></text:span><text:span text:style-name="T13">name = n;</text:span></text:p>
              <text:p text:style-name="P8"><text:span text:style-name="T13"><text:s text:c="4"/></text:span><text:span text:style-name="T13">bal = b;</text:span></text:p>
              <text:p text:style-name="P8"><text:span text:style-name="T13"><text:s text:c="2"/></text:span><text:span text:style-name="T13">}</text:span></text:p>
              <text:p text:style-name="P8"><text:span text:style-name="T13"/></text:p>
              <text:p text:style-name="P8"><text:span text:style-name="T13"><text:s text:c="2"/></text:span><text:span text:style-name="T20">public void</text:span><text:span text:style-name="T13"> show() {</text:span></text:p>
              <text:p text:style-name="P8"><text:span text:style-name="T13"><text:s text:c="4"/></text:span><text:span text:style-name="T20">if</text:span><text:span text:style-name="T13">(bal&lt;0) </text:span></text:p>
              <text:p text:style-name="P8"><text:span text:style-name="T13"><text:s text:c="6"/></text:span><text:span text:style-name="T13">System.out.print("--&gt;&gt; ");</text:span></text:p>
              <text:p text:style-name="P8"><text:span text:style-name="T13"><text:s text:c="4"/></text:span><text:span text:style-name="T13">System.out.println(name + ": $" + bal);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1.201cm" svg:height="13.696cm" svg:x="15.999cm" svg:y="4.304cm">
          <text:list text:style-name="L7">
            <text:list-header>
              <text:p text:style-name="P8"><text:span text:style-name="T20">import</text:span><text:span text:style-name="T13"> MyPack.*;</text:span></text:p>
              <text:p text:style-name="P8"><text:span text:style-name="T13"><text:s text:c="2"/></text:span></text:p>
              <text:p text:style-name="P8"><text:span text:style-name="T20">class </text:span><text:span text:style-name="T13">TestBalance {</text:span></text:p>
              <text:p text:style-name="P8"><text:span text:style-name="T13"><text:s text:c="2"/></text:span><text:span text:style-name="T20">public static void</text:span><text:span text:style-name="T13"> main(String args[]) {</text:span></text:p>
              <text:p text:style-name="P8"><text:span text:style-name="T13"><text:s text:c="4"/></text:span></text:p>
              <text:p text:style-name="P8"><text:span text:style-name="T13"><text:s text:c="4"/></text:span><text:span text:style-name="T19">/* Balance - public <text:s/>*/</text:span></text:p>
              <text:p text:style-name="P8"><text:span text:style-name="T13"><text:s text:c="4"/></text:span><text:span text:style-name="T13">Balance test = </text:span><text:span text:style-name="T20">new</text:span><text:span text:style-name="T13"> Balance("J. J. Jaspers", 99.88);</text:span></text:p>
              <text:p text:style-name="P8"><text:span text:style-name="T13"/></text:p>
              <text:p text:style-name="P8"><text:span text:style-name="T13"><text:s text:c="4"/></text:span><text:span text:style-name="T13">test.show(); </text:span><text:span text:style-name="T19">/* можна викликати show() */</text:span></text:p>
              <text:p text:style-name="P8"><text:span text:style-name="T13"><text:s text:c="2"/></text:span><text:span text:style-name="T13">}</text:span></text:p>
              <text:p text:style-name="P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12cm" svg:height="11.099cm" svg:x="3.074cm" svg:y="2.258cm" draw:page-number="19" presentation:class="page"/>
          <draw:custom-shape draw:style-name="gr18" draw:text-style-name="P5" draw:layer="layout" svg:width="16.766cm" svg:height="13.33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Обычный" presentation:use-date-time-name="dtd1">
        <draw:custom-shape draw:style-name="gr52" draw:text-style-name="P9" draw:layer="layout" svg:width="26.6cm" svg:height="15.932cm" svg:x="0.198cm" svg:y="4cm">
          <text:list text:style-name="L11">
            <text:list-header>
              <text:p text:style-name="P8"><text:span text:style-name="T20">package</text:span><text:span text:style-name="T13"> MyPack.course.tutmath;</text:span></text:p>
            </text:list-header>
            <text:list-item>
              <text:p text:style-name="P8"><text:span text:style-name="T19">/* виклик методів Math як клас */ </text:span></text:p>
              <text:p text:style-name="P8"><text:span text:style-name="T20">public class</text:span><text:span text:style-name="T13"> ImportDemo {</text:span></text:p>
              <text:p text:style-name="P8"><text:span text:style-name="T20">public static void</text:span><text:span text:style-name="T13"> main(String[ ] args) {</text:span></text:p>
              <text:p text:style-name="P8"><text:span text:style-name="T13">System.out.println(2 * </text:span><text:span text:style-name="T35">Math.PI</text:span><text:span text:style-name="T13"> * 3);</text:span></text:p>
              <text:p text:style-name="P8"><text:span text:style-name="T13">System.out.println(</text:span><text:span text:style-name="T35">Math.floor(Math.cos(Math.PI </text:span><text:span text:style-name="T13">/ 3)));</text:span></text:p>
              <text:p text:style-name="P8"><text:span text:style-name="T13">}</text:span></text:p>
              <text:p text:style-name="P8"><text:span text:style-name="T13">}</text:span></text:p>
            </text:list-item>
          </text:list>
          <text:p text:style-name="P8"><text:span text:style-name="T19">// виклик методів за допомогою статичного імпорту</text:span><text:span text:style-name="T13"> </text:span></text:p>
          <text:p text:style-name="P8"><text:span text:style-name="T20">package</text:span><text:span text:style-name="T13"> MyPack.course.tutmath;</text:span></text:p>
          <text:list text:continue-numbering="true" text:style-name="L11">
            <text:list-header>
              <text:p text:style-name="P8"><text:span text:style-name="T36">import static</text:span><text:span text:style-name="T35"> java.lang.Math.*;</text:span></text:p>
            </text:list-header>
          </text:list>
          <text:p text:style-name="P8"><text:span text:style-name="T13">/</text:span><text:span text:style-name="T19">* Або</text:span><text:span text:style-name="T13"> </text:span><text:span text:style-name="T35">import static java.lang.Math.E</text:span><text:span text:style-name="T13">; </text:span><text:span text:style-name="T19">// для однієї константи</text:span></text:p>
          <text:p text:style-name="P8"><text:span text:style-name="T19">та</text:span><text:span text:style-name="T13"> </text:span><text:span text:style-name="T35">import static java.lang.Math.cos;</text:span><text:span text:style-name="T13"> </text:span><text:span text:style-name="T19">// для одного методу</text:span></text:p>
          <text:p text:style-name="P8"><text:span text:style-name="T19">*/</text:span></text:p>
          <text:list text:continue-numbering="true" text:style-name="L11">
            <text:list-item>
              <text:p text:style-name="P8"><text:span text:style-name="T20">public class</text:span><text:span text:style-name="T13"> ImportDemoLux {</text:span></text:p>
              <text:p text:style-name="P8"><text:span text:style-name="T20">public static void </text:span><text:span text:style-name="T13">main(String[ ] args) {</text:span></text:p>
              <text:p text:style-name="P8"><text:span text:style-name="T13">System.out.println(2 *</text:span><text:span text:style-name="T35"> PI</text:span><text:span text:style-name="T13"> * 3);</text:span></text:p>
              <text:p text:style-name="P8"><text:span text:style-name="T13">System.out.println(</text:span><text:span text:style-name="T35">floor(cos(PI / 3)</text:span><text:span text:style-name="T13">));</text:span></text:p>
              <text:p text:style-name="P8"><text:span text:style-name="T13">}</text:span></text:p>
              <text:p text:style-name="P8"><text:span text:style-name="T13">}</text:span></text:p>
              <text:p text:style-name="P8"><text:span text:style-name="T13"/></text:p>
              <text:p text:style-name="P8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23.858cm" svg:height="2.483cm" svg:x="-1.676cm" svg:y="1.709cm">
          <text:list text:style-name="L1">
            <text:list-header>
              <text:p text:style-name="P1"><text:span text:style-name="T22">CnСтатичний імпор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07cm" svg:height="11.095cm" svg:x="3.074cm" svg:y="2.258cm" draw:page-number="20" presentation:class="page"/>
          <draw:frame presentation:style-name="pr2" draw:text-style-name="P5" draw:layer="layout" svg:width="16.761cm" svg:height="13.326cm" svg:x="2.098cm" svg:y="14.107cm">
            <draw:text-box>
              <text:p/>
            </draw:text-box>
          </draw:frame>
        </presentation:notes>
      </draw:page>
      <draw:page draw:name="page21" draw:style-name="dp3" draw:master-page-name="Обычный" presentation:use-date-time-name="dtd1">
        <draw:custom-shape draw:style-name="gr54" draw:text-style-name="P2" draw:layer="layout" svg:width="23.858cm" svg:height="2.483cm" svg:x="1.6cm" svg:y="1.2cm">
          <text:list text:style-name="L1">
            <text:list-header>
              <text:p text:style-name="P1"><text:span text:style-name="T22">Ітерфейс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26.6cm" svg:height="15.2cm" svg:x="0.2cm" svg:y="3.4cm">
          <text:list text:style-name="L11">
            <text:list-header>
              <text:p text:style-name="P8"><text:span text:style-name="T13">Інтерфейси — визначають функціонал, подібно абстрактним класам.</text:span></text:p>
            </text:list-header>
            <text:list-item>
              <text:p text:style-name="P8"><text:span text:style-name="T13">Вони не містять конкретну реалізацію.</text:span></text:p>
            </text:list-item>
            <text:list-item>
              <text:p text:style-name="P8"><text:span text:style-name="T13">Вони визначають контракт на реалізацію для класів, що імплементують цей функціонал</text:span></text:p>
            </text:list-item>
            <text:list-item>
              <text:p text:style-name="P8"><text:span text:style-name="T13">Клас може реалізовувати декілька інтерфейсів</text:span></text:p>
            </text:list-item>
            <text:list-item>
              <text:p text:style-name="P8"><text:span text:style-name="T13"/></text:p>
            </text:list-item>
            <text:list-item>
              <text:p text:style-name="P8"><text:span text:style-name="T36">interface</text:span><text:span text:style-name="T35"> &lt;&gt; {</text:span></text:p>
            </text:list-item>
            <text:list-item>
              <text:p text:style-name="P8"><text:span text:style-name="T37"><text:s text:c="3"/></text:span><text:span text:style-name="T37">// константи інтерфейсу</text:span></text:p>
            </text:list-item>
            <text:list-item>
              <text:p text:style-name="P8"><text:span text:style-name="T35"><text:s text:c="2"/></text:span><text:span text:style-name="T35">&lt;тип поля&gt; &lt;імя поля&gt;; // може бути ініціалізовано</text:span></text:p>
            </text:list-item>
            <text:list-item>
              <text:p text:style-name="P8"><text:span text:style-name="T35">*** </text:span></text:p>
            </text:list-item>
            <text:list-item>
              <text:p text:style-name="P8"><text:span text:style-name="T35"><text:s text:c="3"/></text:span><text:span text:style-name="T37">// методи інтерфейсу</text:span></text:p>
            </text:list-item>
          </text:list>
          <text:p text:style-name="P8"><text:span text:style-name="T35"><text:s text:c="2"/></text:span><text:span text:style-name="T35">&lt;default(Java 8)&gt; &lt;тип доступу( Java 9)&gt;&lt;static( Java 9)&gt; </text:span></text:p>
          <text:p text:style-name="P8"><text:span text:style-name="T35"><text:s text:c="8"/></text:span><text:span text:style-name="T35">&lt;тип методу імя методу&gt;(); </text:span></text:p>
          <text:p text:style-name="P8"><text:span text:style-name="T35"><text:s text:c="2"/></text:span><text:span text:style-name="T35">****</text:span></text:p>
          <text:p text:style-name="P8"><text:span text:style-name="T37"><text:s text:c="3"/></text:span><text:span text:style-name="T37">// <text:s/>тип доступу сприймається як public, реалізація в інтерфейсі можлива </text:span></text:p>
          <text:list text:continue-numbering="true" text:style-name="L11">
            <text:list-item>
              <text:p text:style-name="P8"><text:span text:style-name="T35">}</text:span></text:p>
            </text:list-item>
            <text:list-item>
              <text:p text:style-name="P8"><text:span text:style-name="T13"/></text:p>
            </text:list-item>
          </text:list>
          <text:p><text:span text:style-name="T13"/></text:p>
          <text:list text:continue-numbering="true" text:style-name="L11">
            <text:list-header>
              <text:p text:style-name="P8"><text:span text:style-name="T13"/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4" draw:layer="layout" svg:width="14.803cm" svg:height="11.09cm" svg:x="3.073cm" svg:y="2.258cm" draw:page-number="21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2" draw:style-name="dp3" draw:master-page-name="Обычный" presentation:use-date-time-name="dtd1">
        <draw:frame draw:style-name="gr56" draw:text-style-name="P22" draw:layer="layout" svg:width="23.663cm" svg:height="14.523cm" svg:x="1.137cm" svg:y="4.213cm">
          <draw:text-box>
            <text:p><text:span text:style-name="T38">interface</text:span><text:span text:style-name="T39"> Printable{</text:span></text:p>
            <text:p><text:span text:style-name="T39"><text:s text:c="4"/></text:span><text:span text:style-name="T38">void</text:span><text:span text:style-name="T39"> print();</text:span></text:p>
            <text:p><text:span text:style-name="T39">}</text:span></text:p>
            <text:p text:style-name="P21"><text:span text:style-name="T40"/></text:p>
            <text:p text:style-name="P21"><text:span text:style-name="T40"/></text:p>
            <text:p><text:span text:style-name="T41">interface</text:span><text:span text:style-name="T40"> Printable2 {</text:span></text:p>
            <text:p><text:span text:style-name="T40"><text:s text:c="4"/></text:span><text:span text:style-name="T41">void</text:span><text:span text:style-name="T40"> print();</text:span></text:p>
            <text:p><text:span text:style-name="T40"><text:s text:c="4"/></text:span><text:span text:style-name="T41">static void</text:span><text:span text:style-name="T40"> read(){</text:span></text:p>
            <text:p><text:span text:style-name="T40"><text:s text:c="8"/></text:span><text:span text:style-name="T40">System.out.println("Read printable");</text:span></text:p>
            <text:p><text:span text:style-name="T40"><text:s text:c="4"/></text:span><text:span text:style-name="T40">}</text:span></text:p>
            <text:p><text:span text:style-name="T40"><text:s text:c="3"/></text:span><text:span text:style-name="T40">Private void inner() { System.out.println(«use inner»); } </text:span></text:p>
            <text:p><text:span text:style-name="T40">}</text:span></text:p>
            <text:p text:style-name="P21"><text:span text:style-name="T40"/></text:p>
            <text:p text:style-name="P21"><text:span text:style-name="T41">interface</text:span><text:span text:style-name="T40"> Stateable{</text:span></text:p>
            <text:p text:style-name="P21"><text:span text:style-name="T40"><text:s text:c="8"/></text:span><text:span text:style-name="T41">int</text:span><text:span text:style-name="T40"> OPEN = 1;</text:span></text:p>
            <text:p text:style-name="P21"><text:span text:style-name="T40"><text:s text:c="8"/></text:span><text:span text:style-name="T41">int</text:span><text:span text:style-name="T40"> CLOSED = 0; <text:s text:c="3"/></text:span></text:p>
            <text:p text:style-name="P21"><text:span text:style-name="T40"><text:s text:c="8"/></text:span><text:span text:style-name="T41">void</text:span><text:span text:style-name="T40"> printState(</text:span><text:span text:style-name="T41">int</text:span><text:span text:style-name="T40"> n);</text:span></text:p>
            <text:p text:style-name="P21"><text:span text:style-name="T40">} </text:span></text:p>
            <text:p text:style-name="P21"><text:span text:style-name="T32"/></text:p>
            <text:p text:style-name="P21"><text:span text:style-name="T32"/></text:p>
          </draw:text-box>
        </draw:frame>
        <presentation:notes draw:style-name="dp2">
          <draw:page-thumbnail draw:style-name="gr44" draw:layer="layout" svg:width="14.803cm" svg:height="11.09cm" svg:x="3.073cm" svg:y="2.258cm" draw:page-number="22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Обычный" presentation:use-date-time-name="dtd1">
        <draw:frame draw:style-name="gr57" draw:text-style-name="P23" draw:layer="layout" svg:width="13.6cm" svg:height="14.4cm" svg:x="0cm" svg:y="4cm">
          <draw:text-box>
            <text:p><text:span text:style-name="T42">interface</text:span><text:span text:style-name="T32"> Callback {</text:span></text:p>
            <text:p><text:span text:style-name="T32"><text:s text:c="2"/></text:span><text:span text:style-name="T42">void</text:span><text:span text:style-name="T32"> callback(</text:span><text:span text:style-name="T42">int</text:span><text:span text:style-name="T32"> param);</text:span></text:p>
            <text:p><text:span text:style-name="T32">}</text:span></text:p>
            <text:p><text:span text:style-name="T32"/></text:p>
            <text:p><text:span text:style-name="T42">class</text:span><text:span text:style-name="T32"> Client </text:span><text:span text:style-name="T42">implements</text:span><text:span text:style-name="T32"> Callback {</text:span></text:p>
            <text:p><text:span text:style-name="T32"><text:s text:c="2"/></text:span><text:span text:style-name="T32">// Implement Callback's interface</text:span></text:p>
            <text:p><text:span text:style-name="T32"><text:s text:c="2"/></text:span><text:span text:style-name="T42">public void</text:span><text:span text:style-name="T32"> callback(int p) {</text:span></text:p>
            <text:p><text:span text:style-name="T32"><text:s text:c="4"/></text:span><text:span text:style-name="T32">System.out.println("callback called with " + p);</text:span></text:p>
            <text:p><text:span text:style-name="T32"><text:s text:c="2"/></text:span><text:span text:style-name="T32">}</text:span></text:p>
            <text:p><text:span text:style-name="T32"/></text:p>
            <text:p><text:span text:style-name="T32">void nonIfaceMeth() {</text:span></text:p>
            <text:p><text:span text:style-name="T32"><text:s text:c="4"/></text:span><text:span text:style-name="T32">System.out.println("Classes that implement interfaces " + <text:s text:c="21"/>"may also define other members, too.");</text:span></text:p>
            <text:p><text:span text:style-name="T32"><text:s text:c="2"/></text:span><text:span text:style-name="T32">}</text:span></text:p>
            <text:p><text:span text:style-name="T32">}</text:span></text:p>
          </draw:text-box>
        </draw:frame>
        <draw:frame draw:style-name="gr58" draw:text-style-name="P25" draw:layer="layout" svg:width="13.78cm" svg:height="16.679cm" svg:x="13.2cm" svg:y="3.921cm">
          <draw:text-box>
            <text:p text:style-name="P24"><text:span text:style-name="T32">// Another implementation of Callback.</text:span></text:p>
            <text:p text:style-name="P24"><text:span text:style-name="T42">class</text:span><text:span text:style-name="T32"> AnotherClient </text:span><text:span text:style-name="T42">implements</text:span><text:span text:style-name="T32"> Callback {</text:span></text:p>
            <text:p text:style-name="P24"><text:span text:style-name="T32"><text:s text:c="2"/></text:span><text:span text:style-name="T32">// Implement Callback's interface</text:span></text:p>
            <text:p text:style-name="P24"><text:span text:style-name="T32"><text:s text:c="2"/></text:span><text:span text:style-name="T42">public void</text:span><text:span text:style-name="T32"> callback(int p) {</text:span></text:p>
            <text:p text:style-name="P24"><text:span text:style-name="T32"><text:s text:c="4"/></text:span><text:span text:style-name="T32">System.out.println("Another version of callback");</text:span></text:p>
            <text:p text:style-name="P24"><text:span text:style-name="T32"><text:s text:c="4"/></text:span><text:span text:style-name="T32">System.out.println("p squared is " + (p*p));</text:span></text:p>
            <text:p text:style-name="P24"><text:span text:style-name="T32"><text:s text:c="2"/></text:span><text:span text:style-name="T32">}}</text:span></text:p>
            <text:p text:style-name="P24"><text:span text:style-name="T42">class</text:span><text:span text:style-name="T32"> TestIface {</text:span></text:p>
            <text:p text:style-name="P24"><text:span text:style-name="T32"><text:s text:c="2"/></text:span><text:span text:style-name="T42">public static void</text:span><text:span text:style-name="T32"> main(String args[]) {</text:span></text:p>
            <text:p text:style-name="P24"><text:span text:style-name="T32"><text:s text:c="4"/></text:span><text:span text:style-name="T32">Callback c = </text:span><text:span text:style-name="T42">new</text:span><text:span text:style-name="T32"> Client();</text:span></text:p>
            <text:p text:style-name="P24"><text:span text:style-name="T32"><text:s text:c="4"/></text:span><text:span text:style-name="T32">AnotherClient ob = </text:span><text:span text:style-name="T42">new</text:span><text:span text:style-name="T32"> AnotherClient();</text:span></text:p>
            <text:p text:style-name="P24"><text:span text:style-name="T32"><text:s text:c="4"/></text:span><text:span text:style-name="T32">c.callback(42);</text:span></text:p>
            <text:p text:style-name="P24"><text:span text:style-name="T32"><text:s text:c="4"/></text:span><text:span text:style-name="T32">c = ob; // c now refers to AnotherClient object</text:span></text:p>
            <text:p text:style-name="P24"><text:span text:style-name="T32"><text:s text:c="4"/></text:span><text:span text:style-name="T32">c.callback(42);</text:span></text:p>
            <text:p text:style-name="P24"><text:span text:style-name="T32"><text:s text:c="2"/></text:span><text:span text:style-name="T32">}</text:span></text:p>
            <text:p text:style-name="P24"><text:span text:style-name="T32">}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23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4" draw:style-name="dp3" draw:master-page-name="Обычный" presentation:use-date-time-name="dtd1">
        <draw:frame draw:style-name="gr59" draw:text-style-name="P27" draw:layer="layout" svg:width="13.932cm" svg:height="16.2cm" svg:x="0.268cm" svg:y="4cm">
          <draw:text-box>
            <text:p text:style-name="P26"><text:span text:style-name="T43">interface</text:span><text:span text:style-name="T44"> Printable{</text:span></text:p>
            <text:p text:style-name="P26"><text:span text:style-name="T44"><text:s text:c="4"/></text:span><text:span text:style-name="T43">void</text:span><text:span text:style-name="T44"> print();</text:span></text:p>
            <text:p text:style-name="P26"><text:span text:style-name="T44">}</text:span></text:p>
            <text:p text:style-name="P26"><text:span text:style-name="T43">class</text:span><text:span text:style-name="T44"> Book </text:span><text:span text:style-name="T43">implements</text:span><text:span text:style-name="T44"> Printable{ </text:span></text:p>
            <text:p text:style-name="P26"><text:span text:style-name="T44"><text:s text:c="4"/></text:span><text:span text:style-name="T44">String name;</text:span></text:p>
            <text:p text:style-name="P26"><text:span text:style-name="T44"><text:s text:c="4"/></text:span><text:span text:style-name="T44">String author;</text:span></text:p>
            <text:p text:style-name="P26"><text:span text:style-name="T44"><text:s/></text:span></text:p>
            <text:p text:style-name="P26"><text:span text:style-name="T44"><text:s text:c="4"/></text:span><text:span text:style-name="T44">Book(String name, String author){</text:span></text:p>
            <text:p text:style-name="P26"><text:span text:style-name="T44"><text:s text:c="9"/></text:span></text:p>
            <text:p text:style-name="P26"><text:span text:style-name="T44"><text:s text:c="8"/></text:span><text:span text:style-name="T43">this</text:span><text:span text:style-name="T44">.name = name;</text:span></text:p>
            <text:p text:style-name="P26"><text:span text:style-name="T44"><text:s text:c="8"/></text:span><text:span text:style-name="T43">this</text:span><text:span text:style-name="T44">.author = author;</text:span></text:p>
            <text:p text:style-name="P26"><text:span text:style-name="T44"><text:s text:c="4"/></text:span><text:span text:style-name="T44">}</text:span></text:p>
            <text:p text:style-name="P26"><text:span text:style-name="T44"><text:s text:c="5"/></text:span></text:p>
            <text:p text:style-name="P26"><text:span text:style-name="T44"><text:s text:c="4"/></text:span><text:span text:style-name="T43">public</text:span><text:span text:style-name="T44"> void print() {</text:span></text:p>
            <text:p text:style-name="P26"><text:span text:style-name="T44"><text:s text:c="5"/></text:span></text:p>
            <text:p text:style-name="P26"><text:span text:style-name="T44"><text:s text:c="8"/></text:span><text:span text:style-name="T44">System.out.printf("%s (%s) \n", name, author);</text:span></text:p>
            <text:p text:style-name="P26"><text:span text:style-name="T44"><text:s text:c="4"/></text:span><text:span text:style-name="T44">}</text:span></text:p>
            <text:p text:style-name="P26"><text:span text:style-name="T44">}</text:span></text:p>
          </draw:text-box>
        </draw:frame>
        <draw:frame draw:style-name="gr60" draw:text-style-name="P22" draw:layer="layout" svg:width="12.8cm" svg:height="12.949cm" svg:x="13.4cm" svg:y="4.8cm">
          <draw:text-box>
            <text:p><text:span text:style-name="T43">class</text:span><text:span text:style-name="T44"> Journal </text:span><text:span text:style-name="T43">implements</text:span><text:span text:style-name="T44"> Printable {</text:span></text:p>
            <text:p><text:span text:style-name="T44"/></text:p>
            <text:p><text:span text:style-name="T44"><text:s text:c="4"/></text:span><text:span text:style-name="T43">private</text:span><text:span text:style-name="T44"> String name;</text:span></text:p>
            <text:p><text:span text:style-name="T44"><text:s/></text:span></text:p>
            <text:p><text:span text:style-name="T44"><text:s text:c="4"/></text:span><text:span text:style-name="T44">String getName(){</text:span></text:p>
            <text:p><text:span text:style-name="T44"><text:s text:c="8"/></text:span><text:span text:style-name="T44">return name;</text:span></text:p>
            <text:p><text:span text:style-name="T44"><text:s text:c="4"/></text:span><text:span text:style-name="T44">}</text:span></text:p>
            <text:p><text:span text:style-name="T44"><text:s/></text:span></text:p>
            <text:p><text:span text:style-name="T44"><text:s text:c="4"/></text:span><text:span text:style-name="T44">Journal(String name){</text:span></text:p>
            <text:p><text:span text:style-name="T44"><text:s text:c="9"/></text:span></text:p>
            <text:p><text:span text:style-name="T44"><text:s text:c="8"/></text:span><text:span text:style-name="T43">this</text:span><text:span text:style-name="T44">.name = name;</text:span></text:p>
            <text:p><text:span text:style-name="T44"><text:s text:c="4"/></text:span><text:span text:style-name="T44">}</text:span></text:p>
            <text:p><text:span text:style-name="T44"><text:s text:c="4"/></text:span><text:span text:style-name="T43">public void</text:span><text:span text:style-name="T44"> print() {</text:span></text:p>
            <text:p><text:span text:style-name="T44"><text:s text:c="8"/></text:span><text:span text:style-name="T44">System.out.println(name);</text:span></text:p>
            <text:p><text:span text:style-name="T44"><text:s text:c="4"/></text:span><text:span text:style-name="T44">} <text:s/></text:span></text:p>
            <text:p><text:span text:style-name="T44">}</text:span></text:p>
            <text:p text:style-name="P21"><text:span text:style-name="T44"/></text:p>
          </draw:text-box>
        </draw:frame>
        <presentation:notes draw:style-name="dp2">
          <draw:page-thumbnail draw:style-name="gr44" draw:layer="layout" svg:width="14.803cm" svg:height="11.09cm" svg:x="3.073cm" svg:y="2.258cm" draw:page-number="24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Обычный" presentation:use-date-time-name="dtd1">
        <draw:frame draw:style-name="gr61" draw:text-style-name="P22" draw:layer="layout" svg:width="26.41cm" svg:height="13.695cm" svg:x="0.59cm" svg:y="4.702cm">
          <draw:text-box>
            <text:p text:style-name="P21"><text:span text:style-name="T43">public class</text:span><text:span text:style-name="T44"> Program{</text:span></text:p>
            <text:p text:style-name="P21"><text:span text:style-name="T44"><text:s text:c="5"/></text:span></text:p>
            <text:p text:style-name="P21"><text:span text:style-name="T44"><text:s text:c="2"/></text:span><text:span text:style-name="T43">public static void</text:span><text:span text:style-name="T44"> main(String[] args) {</text:span></text:p>
            <text:p text:style-name="P21"><text:span text:style-name="T44"><text:s text:c="24"/></text:span></text:p>
            <text:p><text:span text:style-name="T44"><text:s text:c="7"/></text:span><text:span text:style-name="T45"><text:s/></text:span><text:span text:style-name="T45">Printable printable</text:span><text:span text:style-name="T44"> = </text:span><text:span text:style-name="T43">new</text:span><text:span text:style-name="T44"> Book("Java. Complete Referense.", "H. Shildt");</text:span></text:p>
            <text:p text:style-name="P21"><text:span text:style-name="T44"><text:s text:c="5"/></text:span><text:span text:style-name="T44">b1.print();</text:span></text:p>
            <text:p><text:span text:style-name="T44"><text:s text:c="9"/></text:span><text:span text:style-name="T44">printable = </text:span><text:span text:style-name="T43">new</text:span><text:span text:style-name="T44"> Journal("Foreign Policy");</text:span></text:p>
            <text:p><text:span text:style-name="T44"><text:s text:c="9"/></text:span><text:span text:style-name="T44">printable.print(); <text:s text:c="13"/>// Foreign Policy</text:span></text:p>
            <text:p><text:span text:style-name="T44"><text:s/></text:span></text:p>
            <text:p><text:span text:style-name="T44"><text:s text:c="9"/></text:span><text:span text:style-name="T44">Printable p =new Journal("Foreign Affairs");</text:span></text:p>
            <text:p><text:span text:style-name="T44"><text:s text:c="9"/></text:span><text:span text:style-name="T44">p.print(); <text:s/></text:span></text:p>
            <text:p><text:span text:style-name="T44"><text:s text:c="8"/></text:span><text:span text:style-name="T44">// Интерфейс не имеет метода getName, необходимо явное приведение</text:span></text:p>
            <text:p><text:span text:style-name="T44"><text:s text:c="8"/></text:span><text:span text:style-name="T44">String name = ((Journal)p).getName();</text:span></text:p>
            <text:p><text:span text:style-name="T44"><text:s text:c="8"/></text:span><text:span text:style-name="T44">System.out.println(name);</text:span></text:p>
            <text:p><text:span text:style-name="T44"/></text:p>
            <text:p text:style-name="P21"><text:span text:style-name="T44"><text:s text:c="8"/></text:span><text:span text:style-name="T44">}</text:span></text:p>
            <text:p text:style-name="P21"><text:span text:style-name="T44">}</text:span><text:span text:style-name="T32"> 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25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6" draw:style-name="dp3" draw:master-page-name="Обычный" presentation:use-date-time-name="dtd1">
        <draw:frame draw:style-name="gr62" draw:text-style-name="P30" draw:layer="layout" svg:width="12.779cm" svg:height="14.167cm" svg:x="1.621cm" svg:y="5cm">
          <draw:text-box>
            <text:p text:style-name="P28"><text:span text:style-name="T46">interface</text:span><text:span text:style-name="T47"> Printable {</text:span></text:p>
            <text:p text:style-name="P28"><text:span text:style-name="T47"><text:s text:c="4"/></text:span></text:p>
            <text:p text:style-name="P28"><text:span text:style-name="T47"><text:s text:c="4"/></text:span><text:span text:style-name="T46">default void</text:span><text:span text:style-name="T47"> print(){</text:span></text:p>
            <text:p text:style-name="P28"><text:span text:style-name="T47"><text:s text:c="8"/></text:span></text:p>
            <text:p text:style-name="P28"><text:span text:style-name="T47"><text:s text:c="16"/></text:span><text:span text:style-name="T47">System.out.println("Undefined printable");</text:span></text:p>
            <text:p text:style-name="P28"><text:span text:style-name="T47"><text:s text:c="4"/></text:span><text:span text:style-name="T47">} </text:span></text:p>
            <text:p text:style-name="P28"><text:span text:style-name="T47"/></text:p>
            <text:p text:style-name="P28"><text:span text:style-name="T46">class</text:span><text:span text:style-name="T47"> Journal </text:span><text:span text:style-name="T46">implements</text:span><text:span text:style-name="T47"> Printable {</text:span></text:p>
            <text:p text:style-name="P29"><text:span text:style-name="T47"/></text:p>
            <text:p text:style-name="P29"><text:span text:style-name="T47"><text:s text:c="4"/></text:span><text:span text:style-name="T46">private</text:span><text:span text:style-name="T47"> String name;</text:span></text:p>
            <text:p text:style-name="P29"><text:span text:style-name="T47"><text:s/></text:span></text:p>
            <text:p text:style-name="P29"><text:span text:style-name="T47"><text:s text:c="4"/></text:span><text:span text:style-name="T47">String getName(){</text:span></text:p>
            <text:p text:style-name="P29"><text:span text:style-name="T47"><text:s text:c="8"/></text:span><text:span text:style-name="T46">return</text:span><text:span text:style-name="T47"> name;</text:span></text:p>
            <text:p text:style-name="P29"><text:span text:style-name="T47"><text:s text:c="4"/></text:span><text:span text:style-name="T47">}</text:span></text:p>
            <text:p text:style-name="P29"><text:span text:style-name="T47"><text:s text:c="4"/></text:span><text:span text:style-name="T47">Journal(String name){</text:span></text:p>
            <text:p text:style-name="P29"><text:span text:style-name="T47"><text:s text:c="9"/></text:span></text:p>
            <text:p text:style-name="P29"><text:span text:style-name="T47"><text:s text:c="8"/></text:span><text:span text:style-name="T46">this</text:span><text:span text:style-name="T47">.name = name;</text:span></text:p>
            <text:p text:style-name="P29"><text:span text:style-name="T47"><text:s text:c="4"/></text:span><text:span text:style-name="T47">}</text:span></text:p>
            <text:p text:style-name="P29"><text:span text:style-name="T47">}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26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7" draw:style-name="dp3" draw:master-page-name="Обычный" presentation:use-date-time-name="dtd1">
        <draw:frame draw:style-name="gr63" draw:text-style-name="P22" draw:layer="layout" svg:width="16.427cm" svg:height="8.544cm" svg:x="1.373cm" svg:y="5.013cm">
          <draw:text-box>
            <text:p text:style-name="P21"><text:span text:style-name="T32">interface Printable {</text:span></text:p>
            <text:p text:style-name="P21"><text:span text:style-name="T32"><text:s text:c="4"/></text:span></text:p>
            <text:p text:style-name="P21"><text:span text:style-name="T32"><text:s text:c="4"/></text:span><text:span text:style-name="T32">void print();</text:span></text:p>
            <text:p text:style-name="P21"><text:span text:style-name="T32"><text:s text:c="8"/></text:span></text:p>
            <text:p text:style-name="P21"><text:span text:style-name="T32"><text:s text:c="4"/></text:span><text:span text:style-name="T32">static void read(){</text:span></text:p>
            <text:p text:style-name="P21"><text:span text:style-name="T32"><text:s text:c="8"/></text:span></text:p>
            <text:p text:style-name="P21"><text:span text:style-name="T32"><text:s text:c="8"/></text:span><text:span text:style-name="T32">System.out.println("Read printable");</text:span></text:p>
            <text:p text:style-name="P21"><text:span text:style-name="T32"><text:s text:c="4"/></text:span><text:span text:style-name="T32">}</text:span></text:p>
            <text:p text:style-name="P21"><text:span text:style-name="T32">} </text:span></text:p>
            <text:p text:style-name="P21"><text:span text:style-name="T32"/></text:p>
            <text:p text:style-name="P21"><text:span text:style-name="T32"/></text:p>
            <text:p><text:span text:style-name="T32">public static void main(String[] args) {</text:span></text:p>
            <text:p><text:span text:style-name="T32"><text:s text:c="8"/></text:span></text:p>
            <text:p><text:span text:style-name="T32"><text:s text:c="4"/></text:span><text:span text:style-name="T32">Printable.read();</text:span></text:p>
            <text:p><text:span text:style-name="T32">}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27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8" draw:style-name="dp3" draw:master-page-name="Обычный" presentation:use-date-time-name="dtd1">
        <draw:frame draw:style-name="gr64" draw:text-style-name="P32" draw:layer="layout" svg:width="14cm" svg:height="14.855cm" svg:x="0.6cm" svg:y="4.145cm">
          <draw:text-box>
            <text:p text:style-name="P31"><text:span text:style-name="T48"/></text:p>
            <text:p text:style-name="P31"><text:span text:style-name="T48">interface Calculatable{</text:span></text:p>
            <text:p text:style-name="P31"><text:span text:style-name="T48"><text:s text:c="8"/></text:span><text:span text:style-name="T48">default int sum(int a, int b){</text:span></text:p>
            <text:p text:style-name="P31"><text:span text:style-name="T48"><text:s text:c="16"/></text:span><text:span text:style-name="T48">return sumAll(a, b);</text:span></text:p>
            <text:p text:style-name="P31"><text:span text:style-name="T48"><text:s text:c="8"/></text:span><text:span text:style-name="T48">}</text:span></text:p>
            <text:p text:style-name="P31"><text:span text:style-name="T48"><text:s text:c="8"/></text:span><text:span text:style-name="T48">default int sum(int a, int b, int c){</text:span></text:p>
            <text:p text:style-name="P31"><text:span text:style-name="T48"><text:s text:c="16"/></text:span><text:span text:style-name="T48">return sumAll(a, b, c);</text:span></text:p>
            <text:p text:style-name="P31"><text:span text:style-name="T48"><text:s text:c="8"/></text:span><text:span text:style-name="T48">}</text:span></text:p>
            <text:p text:style-name="P31"><text:span text:style-name="T48"><text:s text:c="8"/></text:span></text:p>
            <text:p text:style-name="P31"><text:span text:style-name="T48"><text:s/></text:span><text:span text:style-name="T48">// Цей метод доступний лише в середині інтерфейсу</text:span></text:p>
            <text:p text:style-name="P31"><text:span text:style-name="T48"><text:s text:c="2"/></text:span><text:span text:style-name="T48">// Не може бути default</text:span></text:p>
            <text:p text:style-name="P31"><text:span text:style-name="T48"><text:s text:c="4"/></text:span><text:span text:style-name="T48">private int sumAll(int... values){</text:span></text:p>
            <text:p text:style-name="P31"><text:span text:style-name="T48"><text:s text:c="9"/></text:span><text:span text:style-name="T48">int result = 0;</text:span></text:p>
            <text:p text:style-name="P31"><text:span text:style-name="T48"><text:s text:c="17"/></text:span><text:span text:style-name="T48">for(int n : values){</text:span></text:p>
            <text:p text:style-name="P31"><text:span text:style-name="T48"><text:s text:c="25"/></text:span><text:span text:style-name="T48">result += n;</text:span></text:p>
            <text:p text:style-name="P31"><text:span text:style-name="T48"><text:s text:c="17"/></text:span><text:span text:style-name="T48">}</text:span></text:p>
            <text:p text:style-name="P31"><text:span text:style-name="T48"><text:s text:c="17"/></text:span><text:span text:style-name="T48">return result;</text:span></text:p>
            <text:p text:style-name="P31"><text:span text:style-name="T48"><text:s text:c="4"/></text:span><text:span text:style-name="T44">}</text:span></text:p>
            <text:p text:style-name="P31"><text:span text:style-name="T32">} </text:span></text:p>
          </draw:text-box>
        </draw:frame>
        <draw:frame draw:style-name="gr65" draw:text-style-name="P32" draw:layer="layout" svg:width="14.264cm" svg:height="9.22cm" svg:x="13.2cm" svg:y="5.2cm">
          <draw:text-box>
            <text:p text:style-name="P31"><text:span text:style-name="T48">public class Program{</text:span></text:p>
            <text:p text:style-name="P31"><text:span text:style-name="T48"><text:s text:c="5"/></text:span></text:p>
            <text:p text:style-name="P31"><text:span text:style-name="T48"><text:s text:c="8"/></text:span><text:span text:style-name="T48">public static void main(String[] args) {</text:span></text:p>
            <text:p text:style-name="P31"><text:span text:style-name="T48"><text:s text:c="9"/></text:span></text:p>
            <text:p text:style-name="P31"><text:span text:style-name="T48"><text:s text:c="16"/></text:span><text:span text:style-name="T48">Calculatable c = new Calculation();</text:span></text:p>
            <text:p text:style-name="P31"><text:span text:style-name="T48"><text:s text:c="16"/></text:span><text:span text:style-name="T48">System.out.println(c.sum(1, 2));</text:span></text:p>
            <text:p text:style-name="P31"><text:span text:style-name="T48"><text:s text:c="16"/></text:span><text:span text:style-name="T48">System.out.println(c.sum(1, 2, 4));</text:span></text:p>
            <text:p text:style-name="P31"><text:span text:style-name="T48"><text:s text:c="8"/></text:span><text:span text:style-name="T48">}</text:span></text:p>
            <text:p text:style-name="P31"><text:span text:style-name="T48">}</text:span></text:p>
            <text:p text:style-name="P31"><text:span text:style-name="T48">class Calculation implements Calculatable{</text:span></text:p>
            <text:p text:style-name="P31"><text:span text:style-name="T48"><text:s text:c="8"/></text:span></text:p>
            <text:p text:style-name="P31"><text:span text:style-name="T48">}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28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Обычный" presentation:use-date-time-name="dtd1">
        <draw:frame draw:style-name="gr66" draw:text-style-name="P32" draw:layer="layout" svg:width="21.263cm" svg:height="16.733cm" svg:x="0.4cm" svg:y="4.164cm">
          <draw:text-box>
            <text:p text:style-name="P31"><text:span text:style-name="T49">interface Stateable{</text:span></text:p>
            <text:p text:style-name="P31"><text:span text:style-name="T49"><text:s/></text:span><text:span text:style-name="T49">// de facto: </text:span><text:span text:style-name="T50">public static final</text:span></text:p>
            <text:p text:style-name="P31"><text:span text:style-name="T49"><text:s text:c="8"/></text:span><text:span text:style-name="T49">int OPEN = 1;</text:span></text:p>
            <text:p text:style-name="P31"><text:span text:style-name="T49"><text:s text:c="8"/></text:span><text:span text:style-name="T49">int CLOSED = 0;</text:span></text:p>
            <text:p text:style-name="P31"><text:span text:style-name="T49"><text:s text:c="8"/></text:span><text:span text:style-name="T49">void printState(int n);</text:span></text:p>
            <text:p text:style-name="P31"><text:span text:style-name="T49">} </text:span></text:p>
            <text:p text:style-name="P31"><text:span text:style-name="T49"/></text:p>
            <text:p><text:span text:style-name="T49">public class Program{</text:span></text:p>
            <text:p><text:span text:style-name="T49"><text:s text:c="8"/></text:span><text:span text:style-name="T49">public static void main(String[] args) {</text:span></text:p>
            <text:p><text:span text:style-name="T49"><text:s text:c="16"/></text:span><text:span text:style-name="T49">WaterPipe pipe = new WaterPipe();</text:span></text:p>
            <text:p><text:span text:style-name="T49"><text:s text:c="16"/></text:span><text:span text:style-name="T49">pipe.printState(1);</text:span></text:p>
            <text:p><text:span text:style-name="T49"><text:s text:c="8"/></text:span><text:span text:style-name="T49">}</text:span></text:p>
            <text:p><text:span text:style-name="T49">}</text:span></text:p>
            <text:p><text:span text:style-name="T49">class WaterPipe implements Stateable{</text:span></text:p>
            <text:p><text:span text:style-name="T49"><text:s text:c="8"/></text:span><text:span text:style-name="T49">public void printState(int n){</text:span></text:p>
            <text:p><text:span text:style-name="T49"><text:s text:c="16"/></text:span><text:span text:style-name="T49">if(n==OPEN)</text:span></text:p>
            <text:p><text:span text:style-name="T49"><text:s text:c="24"/></text:span><text:span text:style-name="T49">System.out.println("Water is opened");</text:span></text:p>
            <text:p><text:span text:style-name="T49"><text:s text:c="16"/></text:span><text:span text:style-name="T49">else if(n==CLOSED)</text:span></text:p>
            <text:p><text:span text:style-name="T49"><text:s text:c="24"/></text:span><text:span text:style-name="T49">System.out.println("Water is closed");</text:span></text:p>
            <text:p><text:span text:style-name="T49"><text:s text:c="16"/></text:span><text:span text:style-name="T49">else</text:span></text:p>
            <text:p><text:span text:style-name="T49"><text:s text:c="24"/></text:span><text:span text:style-name="T49">System.out.println("State is invalid");</text:span></text:p>
            <text:p><text:span text:style-name="T49"><text:s text:c="8"/></text:span><text:span text:style-name="T49">}</text:span></text:p>
            <text:p><text:span text:style-name="T49">}</text:span></text:p>
            <text:p text:style-name="P31"><text:span text:style-name="T32"/></text:p>
            <text:p text:style-name="P31"><text:span text:style-name="T32"/></text:p>
            <text:p text:style-name="P31"><text:span text:style-name="T32"/></text:p>
          </draw:text-box>
        </draw:frame>
        <presentation:notes draw:style-name="dp2">
          <draw:page-thumbnail draw:style-name="gr44" draw:layer="layout" svg:width="14.803cm" svg:height="11.09cm" svg:x="3.073cm" svg:y="2.258cm" draw:page-number="29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30" draw:style-name="dp3" draw:master-page-name="Обычный" presentation:use-date-time-name="dtd1">
        <draw:frame draw:style-name="gr67" draw:text-style-name="P22" draw:layer="layout" svg:width="22.415cm" svg:height="15.34cm" svg:x="0.985cm" svg:y="4.8cm">
          <draw:text-box>
            <text:p text:style-name="P21"><text:span text:style-name="T32">interface Printable {</text:span></text:p>
            <text:p text:style-name="P21"><text:span text:style-name="T32"><text:s text:c="4"/></text:span></text:p>
            <text:p text:style-name="P21"><text:span text:style-name="T32"><text:s text:c="4"/></text:span><text:span text:style-name="T32">// методы интерфейса</text:span></text:p>
            <text:p text:style-name="P21"><text:span text:style-name="T32">}</text:span></text:p>
            <text:p text:style-name="P21"><text:span text:style-name="T32">interface Searchable {</text:span></text:p>
            <text:p text:style-name="P21"><text:span text:style-name="T32"><text:s text:c="4"/></text:span></text:p>
            <text:p text:style-name="P21"><text:span text:style-name="T32"><text:s text:c="4"/></text:span><text:span text:style-name="T32">// методы интерфейса</text:span></text:p>
            <text:p text:style-name="P21"><text:span text:style-name="T32">}</text:span></text:p>
            <text:p text:style-name="P21"><text:span text:style-name="T32">class Book implements Printable, Searchable{</text:span></text:p>
            <text:p text:style-name="P21"><text:span text:style-name="T32"><text:s text:c="4"/></text:span><text:span text:style-name="T32">// реализация класса</text:span></text:p>
            <text:p text:style-name="P21"><text:span text:style-name="T32">} </text:span></text:p>
            <text:p text:style-name="P21"><text:span text:style-name="T32"/></text:p>
            <text:p text:style-name="P21"><text:span text:style-name="T32"/></text:p>
            <text:p><text:span text:style-name="T32">interface BookPrintable extends Printable{</text:span></text:p>
            <text:p><text:span text:style-name="T32"><text:s text:c="4"/></text:span></text:p>
            <text:p><text:span text:style-name="T32"><text:s text:c="8"/></text:span><text:span text:style-name="T32">void paint();</text:span></text:p>
            <text:p><text:span text:style-name="T32">}</text:span></text:p>
            <text:p><text:span text:style-name="T32"/></text:p>
            <text:p><text:span text:style-name="T32">abstract class Incomplete implements Callback {</text:span></text:p>
            <text:p><text:span text:style-name="T32"><text:s text:c="2"/></text:span><text:span text:style-name="T32">int a, b;</text:span></text:p>
            <text:p><text:span text:style-name="T32"><text:s text:c="2"/></text:span><text:span text:style-name="T32">void show() {</text:span></text:p>
            <text:p><text:span text:style-name="T32"><text:s text:c="4"/></text:span><text:span text:style-name="T32">System.out.println(a + " " + b);</text:span></text:p>
            <text:p><text:span text:style-name="T32"><text:s text:c="2"/></text:span><text:span text:style-name="T32">}</text:span></text:p>
            <text:p><text:span text:style-name="T32"><text:s text:c="2"/></text:span><text:span text:style-name="T32">// ...</text:span></text:p>
            <text:p><text:span text:style-name="T32">}</text:span></text:p>
            <text:p><text:span text:style-name="T32"/></text:p>
          </draw:text-box>
        </draw:frame>
        <presentation:notes draw:style-name="dp2">
          <draw:page-thumbnail draw:style-name="gr44" draw:layer="layout" svg:width="14.803cm" svg:height="11.09cm" svg:x="3.073cm" svg:y="2.258cm" draw:page-number="30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31" draw:style-name="dp3" draw:master-page-name="Обычный" presentation:use-date-time-name="dtd1">
        <draw:frame draw:style-name="gr68" draw:text-style-name="P23" draw:layer="layout" svg:width="13.6cm" svg:height="14.702cm" svg:x="0cm" svg:y="4.098cm">
          <draw:text-box>
            <text:p>/<text:span text:style-name="T32">/ A nested interface example.</text:span></text:p>
            <text:p><text:span text:style-name="T32"/></text:p>
            <text:p><text:span text:style-name="T32">// This class contains a member interface.</text:span></text:p>
            <text:p><text:span text:style-name="T32">class A {</text:span></text:p>
            <text:p><text:span text:style-name="T32"><text:s text:c="2"/></text:span><text:span text:style-name="T32">// this is a nested interface</text:span></text:p>
            <text:p><text:span text:style-name="T32"><text:s text:c="2"/></text:span><text:span text:style-name="T32">public interface NestedIF {</text:span></text:p>
            <text:p><text:span text:style-name="T32"><text:s text:c="4"/></text:span><text:span text:style-name="T32">boolean isNotNegative(int x);</text:span></text:p>
            <text:p><text:span text:style-name="T32"><text:s text:c="2"/></text:span><text:span text:style-name="T32">}</text:span></text:p>
            <text:p><text:span text:style-name="T32">}</text:span></text:p>
            <text:p><text:span text:style-name="T32"/></text:p>
            <text:p><text:span text:style-name="T32">// B implements the nested interface.</text:span></text:p>
            <text:p><text:span text:style-name="T32">class B implements A.NestedIF {</text:span></text:p>
            <text:p><text:span text:style-name="T32"><text:s text:c="2"/></text:span><text:span text:style-name="T32">public boolean isNotNegative(int x) {</text:span></text:p>
            <text:p><text:span text:style-name="T32"><text:s text:c="4"/></text:span><text:span text:style-name="T32">return x &lt; 0 ? false : true;</text:span></text:p>
            <text:p><text:span text:style-name="T32"><text:s text:c="2"/></text:span><text:span text:style-name="T32">}</text:span></text:p>
            <text:p><text:span text:style-name="T32">}</text:span></text:p>
            <text:p><text:span text:style-name="T32"/></text:p>
          </draw:text-box>
        </draw:frame>
        <draw:frame draw:style-name="gr69" draw:text-style-name="P23" draw:layer="layout" svg:width="16.254cm" svg:height="9.966cm" svg:x="12.746cm" svg:y="4.234cm">
          <draw:text-box>
            <text:p><text:span text:style-name="T32"/></text:p>
            <text:p><text:span text:style-name="T32">class NestedIFDemo {</text:span></text:p>
            <text:p><text:span text:style-name="T32"><text:s text:c="2"/></text:span><text:span text:style-name="T32">public static void main(String args[]) {</text:span></text:p>
            <text:p><text:span text:style-name="T32"/></text:p>
            <text:p><text:span text:style-name="T32"><text:s text:c="4"/></text:span><text:span text:style-name="T32">// use a nested interface reference</text:span></text:p>
            <text:p><text:span text:style-name="T32"><text:s text:c="4"/></text:span><text:span text:style-name="T32">A.NestedIF nif = new B();</text:span></text:p>
            <text:p><text:span text:style-name="T32"/></text:p>
            <text:p><text:span text:style-name="T32"><text:s text:c="4"/></text:span><text:span text:style-name="T32">if(nif.isNotNegative(10))</text:span></text:p>
            <text:p><text:span text:style-name="T32"><text:s text:c="6"/></text:span><text:span text:style-name="T32">System.out.println("10 is not negative");</text:span></text:p>
            <text:p><text:span text:style-name="T32"><text:s text:c="4"/></text:span><text:span text:style-name="T32">if(nif.isNotNegative(-12))</text:span></text:p>
            <text:p><text:span text:style-name="T32"><text:s text:c="6"/></text:span><text:span text:style-name="T32">System.out.println("this won't be displayed");</text:span></text:p>
            <text:p><text:span text:style-name="T32"><text:s text:c="2"/></text:span><text:span text:style-name="T32">}</text:span></text:p>
            <text:p><text:span text:style-name="T32">}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31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32" draw:style-name="dp3" draw:master-page-name="Обычный" presentation:use-date-time-name="dtd1">
        <draw:frame draw:style-name="gr70" draw:text-style-name="P32" draw:layer="layout" svg:width="13.78cm" svg:height="13.673cm" svg:x="13.02cm" svg:y="4.4cm">
          <draw:text-box>
            <text:p text:style-name="P31"><text:span text:style-name="T32">public class Program{</text:span></text:p>
            <text:p text:style-name="P31"><text:span text:style-name="T32"><text:s text:c="5"/></text:span></text:p>
            <text:p text:style-name="P31"><text:span text:style-name="T32"><text:s text:c="8"/></text:span><text:span text:style-name="T32">public static void main(String[] args) {</text:span></text:p>
            <text:p text:style-name="P31"><text:span text:style-name="T32"><text:s text:c="9"/></text:span></text:p>
            <text:p text:style-name="P31"><text:span text:style-name="T32"><text:s text:c="16"/></text:span><text:span text:style-name="T32">Printable printable = createPrintable("Foreign Affairs",false);</text:span></text:p>
            <text:p text:style-name="P31"><text:span text:style-name="T32"><text:s text:c="16"/></text:span><text:span text:style-name="T32">printable.print();</text:span></text:p>
            <text:p text:style-name="P31"><text:span text:style-name="T32"><text:s text:c="25"/></text:span></text:p>
            <text:p text:style-name="P31"><text:span text:style-name="T32"><text:s text:c="16"/></text:span><text:span text:style-name="T32">read(new Book("Java for impatients", "Cay Horstmann"));</text:span></text:p>
            <text:p text:style-name="P31"><text:span text:style-name="T32"><text:s text:c="16"/></text:span><text:span text:style-name="T32">read(new Journal("Java Dayly News"));</text:span></text:p>
            <text:p text:style-name="P31"><text:span text:style-name="T32"><text:s text:c="8"/></text:span><text:span text:style-name="T32">}</text:span></text:p>
            <text:p text:style-name="P31"><text:span text:style-name="T32"><text:s text:c="17"/></text:span></text:p>
            <text:p text:style-name="P31"><text:span text:style-name="T32"><text:s text:c="8"/></text:span><text:span text:style-name="T32">static void read(Printable p){</text:span></text:p>
            <text:p text:style-name="P31"><text:span text:style-name="T32"><text:s text:c="25"/></text:span></text:p>
            <text:p text:style-name="P31"><text:span text:style-name="T32"><text:s text:c="16"/></text:span><text:span text:style-name="T32">p.print();</text:span></text:p>
            <text:p text:style-name="P31"><text:span text:style-name="T32"><text:s text:c="8"/></text:span><text:span text:style-name="T32">}</text:span></text:p>
            <text:p text:style-name="P31"><text:span text:style-name="T32"><text:s text:c="17"/></text:span></text:p>
            <text:p text:style-name="P31"><text:span text:style-name="T32"><text:s text:c="8"/></text:span><text:span text:style-name="T32">static Printable createPrintable(String name, boolean option){</text:span></text:p>
            <text:p text:style-name="P31"><text:span text:style-name="T32"><text:s text:c="25"/></text:span></text:p>
            <text:p text:style-name="P31"><text:span text:style-name="T32"><text:s text:c="16"/></text:span><text:span text:style-name="T32">if(option)</text:span></text:p>
            <text:p text:style-name="P31"><text:span text:style-name="T32"><text:s text:c="24"/></text:span><text:span text:style-name="T32">return new Book(name, "Undefined");</text:span></text:p>
            <text:p text:style-name="P31"><text:span text:style-name="T32"><text:s text:c="16"/></text:span><text:span text:style-name="T32">else</text:span></text:p>
            <text:p text:style-name="P31"><text:span text:style-name="T32"><text:s text:c="24"/></text:span><text:span text:style-name="T32">return new Journal(name);</text:span></text:p>
            <text:p text:style-name="P31"><text:span text:style-name="T32"><text:s text:c="8"/></text:span><text:span text:style-name="T32">}</text:span></text:p>
            <text:p text:style-name="P31"><text:span text:style-name="T32">}</text:span></text:p>
            <text:p text:style-name="P31"><text:span text:style-name="T32"/></text:p>
          </draw:text-box>
        </draw:frame>
        <draw:frame draw:style-name="gr71" draw:text-style-name="P32" draw:layer="layout" svg:width="11.932cm" svg:height="14.337cm" svg:x="0.4cm" svg:y="3.863cm">
          <draw:text-box>
            <text:p text:style-name="P31"><text:span text:style-name="T32">interface Printable{</text:span></text:p>
            <text:p text:style-name="P31"><text:span text:style-name="T32"><text:s text:c="4"/></text:span><text:span text:style-name="T32">void print();</text:span></text:p>
            <text:p text:style-name="P31"><text:span text:style-name="T32">}</text:span></text:p>
            <text:p text:style-name="P31"><text:span text:style-name="T32">class Book implements Printable{</text:span></text:p>
            <text:p text:style-name="P31"><text:span text:style-name="T32"><text:s/></text:span></text:p>
            <text:p text:style-name="P31"><text:span text:style-name="T32"><text:s text:c="4"/></text:span><text:span text:style-name="T32">String name;</text:span></text:p>
            <text:p text:style-name="P31"><text:span text:style-name="T32"><text:s text:c="4"/></text:span><text:span text:style-name="T32">String author;</text:span></text:p>
            <text:p text:style-name="P31"><text:span text:style-name="T32"><text:s/></text:span></text:p>
            <text:p text:style-name="P31"><text:span text:style-name="T32"><text:s text:c="4"/></text:span><text:span text:style-name="T32">Book(String name, String author){</text:span></text:p>
            <text:p text:style-name="P31"><text:span text:style-name="T32"><text:s text:c="9"/></text:span></text:p>
            <text:p text:style-name="P31"><text:span text:style-name="T32"><text:s text:c="8"/></text:span><text:span text:style-name="T32">this.name = name;</text:span></text:p>
            <text:p text:style-name="P31"><text:span text:style-name="T32"><text:s text:c="8"/></text:span><text:span text:style-name="T32">this.author = author;</text:span></text:p>
            <text:p text:style-name="P31"><text:span text:style-name="T32"><text:s text:c="4"/></text:span><text:span text:style-name="T32">}</text:span></text:p>
            <text:p text:style-name="P31"><text:span text:style-name="T32"><text:s text:c="5"/></text:span></text:p>
            <text:p text:style-name="P31"><text:span text:style-name="T32"><text:s text:c="4"/></text:span><text:span text:style-name="T32">public void print() {</text:span></text:p>
            <text:p text:style-name="P31"><text:span text:style-name="T32"><text:s text:c="5"/></text:span></text:p>
            <text:p text:style-name="P31"><text:span text:style-name="T32"><text:s text:c="8"/></text:span><text:span text:style-name="T32">System.out.printf("%s (%s) \n", name, author);</text:span></text:p>
            <text:p text:style-name="P31"><text:span text:style-name="T32"><text:s text:c="4"/></text:span><text:span text:style-name="T32">}</text:span></text:p>
            <text:p text:style-name="P31"><text:span text:style-name="T32">}</text:span></text:p>
            <text:p text:style-name="P31"><text:span text:style-name="T32">class Journal implements Printable {</text:span></text:p>
            <text:p text:style-name="P31"><text:span text:style-name="T32"><text:s text:c="4"/></text:span><text:span text:style-name="T32">private String name;</text:span></text:p>
            <text:p text:style-name="P31"><text:span text:style-name="T32"><text:s/></text:span></text:p>
            <text:p text:style-name="P31"><text:span text:style-name="T32"><text:s text:c="4"/></text:span><text:span text:style-name="T32">String getName(){</text:span></text:p>
            <text:p text:style-name="P31"><text:span text:style-name="T32"><text:s text:c="8"/></text:span><text:span text:style-name="T32">return name;</text:span></text:p>
            <text:p text:style-name="P31"><text:span text:style-name="T32"><text:s text:c="4"/></text:span><text:span text:style-name="T32">}</text:span></text:p>
            <text:p text:style-name="P31"><text:span text:style-name="T32"><text:s/></text:span></text:p>
            <text:p text:style-name="P31"><text:span text:style-name="T32"><text:s text:c="4"/></text:span><text:span text:style-name="T32">Journal(String name){</text:span></text:p>
            <text:p text:style-name="P31"><text:span text:style-name="T32"><text:s text:c="9"/></text:span></text:p>
            <text:p text:style-name="P31"><text:span text:style-name="T32"><text:s text:c="8"/></text:span><text:span text:style-name="T32">this.name = name;</text:span></text:p>
            <text:p text:style-name="P31"><text:span text:style-name="T32"><text:s text:c="4"/></text:span><text:span text:style-name="T32">}</text:span></text:p>
            <text:p text:style-name="P31"><text:span text:style-name="T32"><text:s text:c="4"/></text:span><text:span text:style-name="T32">public void print() {</text:span></text:p>
            <text:p text:style-name="P31"><text:span text:style-name="T32"><text:s text:c="8"/></text:span><text:span text:style-name="T32">System.out.println(name);</text:span></text:p>
            <text:p text:style-name="P31"><text:span text:style-name="T32"><text:s text:c="4"/></text:span><text:span text:style-name="T32">} <text:s/></text:span></text:p>
            <text:p text:style-name="P31"><text:span text:style-name="T32">} </text:span></text:p>
          </draw:text-box>
        </draw:frame>
        <presentation:notes draw:style-name="dp2">
          <draw:page-thumbnail draw:style-name="gr44" draw:layer="layout" svg:width="14.803cm" svg:height="11.09cm" svg:x="3.073cm" svg:y="2.258cm" draw:page-number="32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draw:page draw:name="page33" draw:style-name="dp3" draw:master-page-name="Обычный" presentation:use-date-time-name="dtd1">
        <draw:frame draw:style-name="gr71" draw:text-style-name="P22" draw:layer="layout" svg:width="13.413cm" svg:height="14.337cm" svg:x="0.187cm" svg:y="4cm">
          <draw:text-box>
            <text:p text:style-name="P21"><text:span text:style-name="T32">interface EventHandler{ <text:s/></text:span></text:p>
            <text:p text:style-name="P21"><text:span text:style-name="T32"><text:s text:c="4"/></text:span><text:span text:style-name="T32">void execute();</text:span></text:p>
            <text:p text:style-name="P21"><text:span text:style-name="T32">}</text:span></text:p>
            <text:p text:style-name="P21"><text:span text:style-name="T32"/></text:p>
            <text:p text:style-name="P21"><text:span text:style-name="T32">class ButtonClickHandler implements EventHandler{</text:span></text:p>
            <text:p text:style-name="P21"><text:span text:style-name="T32"><text:s text:c="4"/></text:span><text:span text:style-name="T32">public void execute(){</text:span></text:p>
            <text:p text:style-name="P21"><text:span text:style-name="T32"><text:s text:c="8"/></text:span><text:span text:style-name="T32">System.out.println("Кнопка нажата!");</text:span></text:p>
            <text:p text:style-name="P21"><text:span text:style-name="T32"><text:s text:c="4"/></text:span><text:span text:style-name="T32">}</text:span></text:p>
            <text:p text:style-name="P21"><text:span text:style-name="T32">}</text:span></text:p>
            <text:p text:style-name="P21"><text:span text:style-name="T32"/></text:p>
            <text:p text:style-name="P21"><text:span text:style-name="T32">class Button{</text:span></text:p>
            <text:p text:style-name="P21"><text:span text:style-name="T32"><text:s text:c="4"/></text:span><text:span text:style-name="T32">EventHandler handler;</text:span></text:p>
            <text:p text:style-name="P21"><text:span text:style-name="T32"><text:s text:c="4"/></text:span><text:span text:style-name="T32">Button(EventHandler action){</text:span></text:p>
            <text:p text:style-name="P21"><text:span text:style-name="T32"><text:s text:c="8"/></text:span><text:span text:style-name="T32">this.handler=action;</text:span></text:p>
            <text:p text:style-name="P21"><text:span text:style-name="T32"><text:s text:c="4"/></text:span><text:span text:style-name="T32">}</text:span></text:p>
            <text:p text:style-name="P21"><text:span text:style-name="T32"><text:s text:c="4"/></text:span><text:span text:style-name="T32">public void click(){</text:span></text:p>
            <text:p text:style-name="P21"><text:span text:style-name="T32"><text:s text:c="8"/></text:span><text:span text:style-name="T32">handler.execute();</text:span></text:p>
            <text:p text:style-name="P21"><text:span text:style-name="T32"><text:s text:c="4"/></text:span><text:span text:style-name="T32">}</text:span></text:p>
            <text:p text:style-name="P21"><text:span text:style-name="T32">}</text:span></text:p>
            <text:p text:style-name="P21"><text:span text:style-name="T32">public class EventsApp {</text:span></text:p>
            <text:p text:style-name="P21"><text:span text:style-name="T32"><text:s text:c="4"/></text:span><text:span text:style-name="T32">public static void main(String[] args) {</text:span></text:p>
            <text:p text:style-name="P21"><text:span text:style-name="T32"><text:s text:c="8"/></text:span></text:p>
            <text:p text:style-name="P21"><text:span text:style-name="T32"><text:s text:c="8"/></text:span><text:span text:style-name="T32">Button button = new Button(new ButtonClickHandler());</text:span></text:p>
            <text:p text:style-name="P21"><text:span text:style-name="T32"><text:s text:c="8"/></text:span><text:span text:style-name="T32">button.click();</text:span></text:p>
            <text:p text:style-name="P21"><text:span text:style-name="T32"><text:s text:c="8"/></text:span><text:span text:style-name="T32">button.click();</text:span></text:p>
            <text:p text:style-name="P21"><text:span text:style-name="T32"><text:s text:c="8"/></text:span><text:span text:style-name="T32">button.click();</text:span></text:p>
            <text:p text:style-name="P21"><text:span text:style-name="T32"><text:s text:c="4"/></text:span><text:span text:style-name="T32">}</text:span></text:p>
            <text:p text:style-name="P21"><text:span text:style-name="T32">}</text:span></text:p>
            <text:p text:style-name="P21"><text:span text:style-name="T32"/></text:p>
          </draw:text-box>
        </draw:frame>
        <draw:frame draw:style-name="gr72" draw:text-style-name="P22" draw:layer="layout" svg:width="13.413cm" svg:height="18.553cm" svg:x="12.4cm" svg:y="3.8cm">
          <draw:text-box>
            <text:p text:style-name="P21"><text:span text:style-name="T31">public class EventsApp {</text:span></text:p>
            <text:p><text:span text:style-name="T31"><text:s text:c="4"/></text:span><text:span text:style-name="T31">public static void main(String[] args){</text:span></text:p>
            <text:p><text:span text:style-name="T31"><text:s text:c="8"/></text:span><text:span text:style-name="T31">Button tvButton = new Button(new EventHandler(){ <text:s text:c="3"/></text:span></text:p>
            <text:p><text:span text:style-name="T31"><text:s text:c="12"/></text:span><text:span text:style-name="T31">private boolean on = false;</text:span></text:p>
            <text:p><text:span text:style-name="T31"><text:s text:c="12"/></text:span><text:span text:style-name="T31">public void execute(){</text:span></text:p>
            <text:p><text:span text:style-name="T31"><text:s text:c="16"/></text:span><text:span text:style-name="T31">if(on) {</text:span></text:p>
            <text:p><text:span text:style-name="T31"><text:s text:c="11"/></text:span><text:span text:style-name="T31">System.out.println("Телевизор выключен..");</text:span></text:p>
            <text:p><text:span text:style-name="T31"><text:s text:c="20"/></text:span><text:span text:style-name="T31">on=false;</text:span></text:p>
            <text:p><text:span text:style-name="T31"><text:s text:c="16"/></text:span><text:span text:style-name="T31">} <text:s text:c="2"/></text:span></text:p>
            <text:p><text:span text:style-name="T31"><text:s text:c="16"/></text:span><text:span text:style-name="T31">else{</text:span></text:p>
            <text:p><text:span text:style-name="T31"><text:s text:c="10"/></text:span><text:span text:style-name="T31">System.out.println("Телевизор включен!");</text:span></text:p>
            <text:p><text:span text:style-name="T31"><text:s text:c="13"/></text:span><text:span text:style-name="T31">on=true; <text:s text:c="15"/>}</text:span></text:p>
            <text:p><text:span text:style-name="T31"><text:s text:c="12"/></text:span><text:span text:style-name="T31">}</text:span></text:p>
            <text:p><text:span text:style-name="T31"><text:s text:c="8"/></text:span><text:span text:style-name="T31">});</text:span></text:p>
            <text:p><text:span text:style-name="T31"><text:s text:c="8"/></text:span><text:span text:style-name="T31">Button printButton = new Button(new EventHandler(){ <text:s text:c="2"/></text:span></text:p>
            <text:p><text:span text:style-name="T31"><text:s text:c="12"/></text:span><text:span text:style-name="T31">public void execute(){</text:span></text:p>
            <text:p><text:span text:style-name="T31"><text:s text:c="15"/></text:span><text:span text:style-name="T31">System.out.println("Запущена печать на принтере..."); <text:s text:c="11"/>}</text:span></text:p>
            <text:p><text:span text:style-name="T31"><text:s text:c="8"/></text:span><text:span text:style-name="T31">});</text:span></text:p>
            <text:p><text:span text:style-name="T31"><text:s text:c="8"/></text:span><text:span text:style-name="T31">tvButton.click();</text:span></text:p>
            <text:p><text:span text:style-name="T31"><text:s text:c="8"/></text:span><text:span text:style-name="T31">printButton.click();</text:span></text:p>
            <text:p><text:span text:style-name="T31"><text:s text:c="8"/></text:span><text:span text:style-name="T31">tvButton.click();</text:span></text:p>
            <text:p><text:span text:style-name="T31"><text:s text:c="4"/></text:span><text:span text:style-name="T31">}</text:span></text:p>
            <text:p text:style-name="P21"><text:span text:style-name="T32"/></text:p>
          </draw:text-box>
        </draw:frame>
        <presentation:notes draw:style-name="dp2">
          <draw:page-thumbnail draw:style-name="gr44" draw:layer="layout" svg:width="14.803cm" svg:height="11.09cm" svg:x="3.073cm" svg:y="2.258cm" draw:page-number="33" presentation:class="page"/>
          <draw:frame presentation:style-name="pr1" draw:text-style-name="P20" draw:layer="layout" svg:width="16.757cm" svg:height="13.32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Nimbus Mono L" svg:font-family="'Nimbus Mono L', 'Courier New'" style:font-family-generic="modern" style:font-pitch="fixed"/>
    <style:font-face style:name="DejaVu Sans" svg:font-family="'DejaVu Sans'" style:font-pitch="variable"/>
    <style:font-face style:name="Latin Modern Roman" svg:font-family="'Latin Modern Roman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2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draw:auto-grow-height="false" draw:fit-to-size="shrink-to-fit" fo:padding-top="0.01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Tahoma" style:font-family-asian="Tahoma" style:font-family-generic-asian="swiss" style:font-pitch-asian="variable" style:font-size-asian="26pt" style:font-style-asian="normal" style:font-weight-asian="bold" style:font-name-complex="Tahoma" style:font-family-complex="Tahoma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Tahoma" style:font-family-asian="Tahoma" style:font-family-generic-asian="swiss" style:font-pitch-asian="variable" style:font-size-asian="26pt" style:font-style-asian="normal" style:font-weight-asian="bold" style:font-name-complex="Tahoma" style:font-family-complex="Tahoma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Tahoma" style:font-family-asian="Tahoma" style:font-family-generic-asian="swiss" style:font-pitch-asian="variable" style:font-size-asian="32pt" style:font-style-asian="normal" style:font-weight-asian="bold" style:font-name-complex="Tahoma" style:font-family-complex="Tahoma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2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left" draw:textarea-vertical-align="top" draw:auto-grow-height="false" draw:fit-to-size="shrink-to-fit" fo:padding-top="0.018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Tahoma" style:font-family-asian="Tahoma" style:font-family-generic-asian="swiss" style:font-pitch-asian="variable" style:font-size-asian="26pt" style:font-style-asian="normal" style:font-weight-asian="bold" style:font-name-complex="Tahoma" style:font-family-complex="Tahoma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>
        <text:list-style style:name="Заглавие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cm" fo:margin-bottom="0.299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cm" fo:margin-bottom="0.202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cm" fo:margin-bottom="0.101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8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Tahoma" style:font-family-asian="Tahoma" style:font-family-generic-asian="swiss" style:font-pitch-asian="variable" style:font-size-asian="26pt" style:font-style-asian="normal" style:font-weight-asian="bold" style:font-name-complex="Tahoma" style:font-family-complex="Tahoma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Tahoma" style:font-family-asian="Tahoma" style:font-family-generic-asian="swiss" style:font-pitch-asian="variable" style:font-size-asian="32pt" style:font-style-asian="normal" style:font-weight-asian="bold" style:font-name-complex="Tahoma" style:font-family-complex="Tahoma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174cm" fo:min-width="5.98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48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.208cm" fo:min-width="8.597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09cm" fo:min-width="8.597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5.982cm" fo:padding-top="0.13cm" fo:padding-bottom="0.13cm" fo:padding-left="0.25cm" fo:padding-right="0.25cm" fo:wrap-option="no-wrap" draw:shadow-color="#808080"/>
    </style:style>
    <style:style style:name="Mpr1" style:family="presentation" style:parent-style-name="Обычный-backgroundobjects">
      <style:graphic-properties draw:stroke="none" draw:fill="solid" draw:fill-color="#e74c3c" draw:auto-grow-height="false" draw:auto-grow-width="false" fo:min-height="1.457cm" fo:min-width="0cm" fo:wrap-option="wrap"/>
    </style:style>
    <style:style style:name="Mpr2" style:family="presentation" style:parent-style-name="Заглавие1-backgroundobjects" style:list-style-name="ML2">
      <style:graphic-properties draw:stroke="none" draw:fill="none" draw:fill-color="#ffffff" draw:auto-grow-height="false" draw:auto-grow-width="false" fo:min-height="1.457cm" fo:min-width="0cm" fo:wrap-option="wrap"/>
    </style:style>
    <style:style style:name="Mpr3" style:family="presentation" style:parent-style-name="Заглавие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e74c3c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8%" fo:text-align="end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uk" fo:country="UA" style:language-asian="uk" style:country-asian="UA" style:language-complex="uk" style:country-complex="UA"/>
    </style:style>
    <style:style style:name="MT2" style:family="text">
      <style:text-properties fo:color="#e74c3c" style:font-name="Source Sans Pro Black" fo:font-size="14pt" fo:language="uk" fo:country="UA" fo:font-weight="bold" style:font-name-asian="DejaVu Sans" style:font-size-asian="14pt" style:language-asian="uk" style:country-asian="UA" style:font-weight-asian="bold" style:font-name-complex="DejaVu Sans" style:font-size-complex="14pt" style:language-complex="uk" style:country-complex="UA" style:font-weight-complex="bold"/>
    </style:style>
    <style:style style:name="MT3" style:family="text">
      <style:text-properties fo:color="#e74c3c" style:font-name="Source Sans Pro Black" fo:font-size="24pt" fo:language="uk" fo:country="UA" fo:font-weight="bold" style:font-name-asian="DejaVu Sans" style:font-size-asian="24pt" style:language-asian="uk" style:country-asian="UA" style:font-weight-asian="bold" style:font-name-complex="DejaVu Sans" style:font-size-complex="24pt" style:language-complex="uk" style:country-complex="UA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74c3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5.956cm" svg:height="2.456cm" svg:x="1.001cm" svg:y="1.001cm" presentation:class="title" presentation:placeholder="true">
        <draw:text-box/>
      </draw:frame>
      <draw:frame presentation:style-name="Обычный-outline1" draw:layer="backgroundobjects" svg:width="25.457cm" svg:height="12.956cm" svg:x="1cm" svg:y="5.499cm" presentation:class="outline" presentation:placeholder="true">
        <draw:text-box/>
      </draw:frame>
      <draw:custom-shape draw:style-name="Mgr7" draw:text-style-name="MP7" draw:layer="backgroundobjects" svg:width="6.482cm" svg:height="1.434cm" svg:x="20.999cm" svg:y="19.001cm">
        <text:p/>
        <draw:enhanced-geometry svg:viewBox="0 0 21600 21600" draw:type="mso-spt202" draw:enhanced-path="M 0 0 L 21600 0 21600 21600 0 21600 0 0 Z N"/>
      </draw:custom-shape>
      <draw:custom-shape draw:style-name="Mgr8" draw:text-style-name="MP7" draw:layer="backgroundobjects" svg:width="8.982cm" svg:height="1.482cm" svg:x="2.999cm" svg:y="19.001cm">
        <text:p/>
        <draw:enhanced-geometry svg:viewBox="0 0 21600 21600" draw:type="mso-spt202" draw:enhanced-path="M 0 0 L 21600 0 21600 21600 0 21600 0 0 Z N"/>
      </draw:custom-shape>
      <draw:frame presentation:style-name="Mpr1" draw:text-style-name="MP8" draw:layer="backgroundobjects" svg:width="1.456cm" svg:height="1.456cm" svg:x="0.498cm" svg:y="19.001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9" draw:layer="backgroundobjects" svg:width="21cm" svg:height="29.7cm" svg:x="0cm" svg:y="0cm">
          <text:p/>
        </draw:rect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03cm" svg:height="11.09cm" svg:x="3.073cm" svg:y="2.258cm" presentation:class="page"/>
        <draw:frame presentation:style-name="Обычный-notes" draw:layer="backgroundobjects" svg:width="16.757cm" svg:height="13.321cm" svg:x="2.098cm" svg:y="14.106cm" presentation:class="notes" presentation:placeholder="true">
          <draw:text-box/>
        </draw:frame>
        <draw:custom-shape draw:style-name="Mgr11" draw:text-style-name="MP7" draw:layer="backgroundobjects" svg:width="9.097cm" svg:height="1.46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7" draw:layer="backgroundobjects" svg:width="9.097cm" svg:height="1.468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12" draw:text-style-name="MP7" draw:layer="backgroundobjects" svg:width="9.097cm" svg:height="1.469cm" svg:x="0cm" svg:y="28.213cm">
          <text:p/>
          <draw:enhanced-geometry svg:viewBox="0 0 21600 21600" draw:type="mso-spt202" draw:enhanced-path="M 0 0 L 21600 0 21600 21600 0 21600 0 0 Z N"/>
        </draw:custom-shape>
        <draw:frame draw:style-name="Mgr13" draw:text-style-name="MP12" draw:layer="backgroundobjects" svg:width="9.071cm" svg:height="1.442cm" svg:x="11.883cm" svg:y="28.213cm" presentation:class="page-number">
          <draw:text-box>
            <text:list text:style-name="ML2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custom-shape draw:style-name="Mgr14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Заглавие1-title" draw:layer="backgroundobjects" svg:width="25.956cm" svg:height="2.456cm" svg:x="1.001cm" svg:y="9.252cm" presentation:class="title" presentation:placeholder="true">
        <draw:text-box/>
      </draw:frame>
      <draw:frame presentation:style-name="Заглавие1-outline1" draw:layer="backgroundobjects" svg:width="25.458cm" svg:height="6.954cm" svg:x="1.499cm" svg:y="13cm" presentation:class="outline" presentation:placeholder="true">
        <draw:text-box/>
      </draw:frame>
      <draw:custom-shape draw:style-name="Mgr15" draw:text-style-name="MP7" draw:layer="backgroundobjects" svg:width="6.482cm" svg:height="1.482cm" svg:x="20.999cm" svg:y="19.001cm">
        <text:p/>
        <draw:enhanced-geometry svg:viewBox="0 0 21600 21600" draw:type="mso-spt202" draw:enhanced-path="M 0 0 L 21600 0 21600 21600 0 21600 0 0 Z N"/>
      </draw:custom-shape>
      <draw:custom-shape draw:style-name="Mgr8" draw:text-style-name="MP7" draw:layer="backgroundobjects" svg:width="8.982cm" svg:height="1.482cm" svg:x="2.999cm" svg:y="19.001cm">
        <text:p/>
        <draw:enhanced-geometry svg:viewBox="0 0 21600 21600" draw:type="mso-spt202" draw:enhanced-path="M 0 0 L 21600 0 21600 21600 0 21600 0 0 Z N"/>
      </draw:custom-shape>
      <draw:frame presentation:style-name="Mpr2" draw:text-style-name="MP12" draw:layer="backgroundobjects" svg:width="1.456cm" svg:height="1.456cm" svg:x="0.498cm" svg:y="19.001cm" presentation:class="page-number">
        <draw:text-box>
          <text:list text:style-name="ML2">
            <text:list-header>
              <text:p text:style-name="MP11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9" draw:layer="backgroundobjects" svg:width="21cm" svg:height="29.7cm" svg:x="0cm" svg:y="0cm">
          <text:p/>
        </draw:rect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1-title" draw:layer="backgroundobjects" svg:width="14.803cm" svg:height="11.09cm" svg:x="3.073cm" svg:y="2.258cm" presentation:class="page"/>
        <draw:frame presentation:style-name="Заглавие1-notes" draw:layer="backgroundobjects" svg:width="16.757cm" svg:height="13.321cm" svg:x="2.098cm" svg:y="14.106cm" presentation:class="notes" presentation:placeholder="true">
          <draw:text-box/>
        </draw:frame>
        <draw:custom-shape draw:style-name="Mgr11" draw:text-style-name="MP7" draw:layer="backgroundobjects" svg:width="9.097cm" svg:height="1.46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7" draw:layer="backgroundobjects" svg:width="9.097cm" svg:height="1.468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12" draw:text-style-name="MP7" draw:layer="backgroundobjects" svg:width="9.097cm" svg:height="1.469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9.071cm" svg:height="1.442cm" svg:x="11.883cm" svg:y="28.213cm" presentation:class="page-number">
          <draw:text-box>
            <text:list text:style-name="ML2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lizarin</dc:title>
    <meta:creation-date>2019-01-29T13:53:44.079659200</meta:creation-date>
    <dc:date>2019-09-29T14:19:03.201160515</dc:date>
    <meta:editing-cycles>197</meta:editing-cycles>
    <meta:editing-duration>PT17H15M54S</meta:editing-duration>
    <meta:generator>LibreOffice/5.1.2.2$Linux_X86_64 LibreOffice_project/10m0$Build-2</meta:generator>
    <meta:document-statistic meta:object-count="192"/>
  </office:meta>
</office:document-meta>
</file>